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Jan 04 13:15:21 2024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Jan 04 13:15:21 2024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303">
            <draw:path id="path401" draw:style-name="style0" draw:layer="layout" svg:x="0.000cm" svg:y="0.000cm" svg:width="19.050cm" svg:height="19.050cm" svg:viewBox="0.0 0.0 19050.000 19050.000" svg:d="M 0.000 9525.000 L 0.000 0.000 L 9525.000 0.000 L 19050.000 0.000 L 19050.000 9525.000 L 19050.000 19050.000 L 9525.000 19050.000 L 0.000 19050.000 L 0.000 9525.000 ZM 11987.881 12858.750 C 12503.359 11965.252 12929.946 11221.985 12935.853 11207.044 C 12945.621 11182.338 12860.497 11030.801 11995.150 9532.405 C 11402.699 8506.543 11036.320 7882.472 11024.126 7878.415 C 11013.356 7874.832 10150.542 7875.433 9106.762 7879.750 L 7208.979 7887.599 L 6260.906 9531.416 C 5739.466 10435.516 5312.833 11182.862 5312.833 11192.186 C 5312.833 11204.298 6919.751 13998.252 7185.918 14448.926 L 7209.374 14488.642 L 9130.012 14485.969 L 11050.650 14483.293 L 11987.881 12858.750 ZM 7334.250 11144.250 L 7334.250 9271.000 L 7758.029 9271.000 C 8243.005 9271.000 8288.829 9276.155 8434.917 9347.142 C 8638.273 9445.958 8757.604 9631.096 8800.236 9913.921 C 8819.141 10039.344 8822.078 10632.673 8804.423 10759.838 C 8779.627 10938.434 8705.943 11105.351 8609.189 11202.106 C 8522.075 11289.219 8387.238 11354.205 8223.250 11388.112 C 8189.790 11395.031 8006.134 11402.466 7791.295 11405.601 L 7417.548 11411.055 L 7407.649 11437.092 C 7401.832 11452.391 7397.750 11783.621 7397.750 12240.314 L 7397.750 13017.500 L 7366.000 13017.500 L 7334.250 13017.500 L 7334.250 11144.250 ZM 8270.875 11304.882 C 8515.505 11237.930 8647.534 11103.495 8711.968 10855.751 C 8732.478 10776.892 8735.075 10733.734 8739.096 10405.018 C 8744.781 9940.260 8731.571 9830.234 8649.959 9662.583 C 8599.952 9559.859 8499.479 9457.280 8403.167 9410.619 C 8267.043 9344.670 8245.056 9341.914 7821.083 9337.671 C 7575.572 9335.214 7429.006 9337.650 7418.917 9344.348 C 7405.034 9353.568 7402.689 9475.666 7400.232 10317.242 C 7398.378 10952.494 7401.090 11289.243 7408.216 11307.983 L 7419.009 11336.372 L 7802.609 11332.212 C 8156.951 11328.371 8192.666 11326.286 8270.875 11304.882 ZM 10128.250 12259.714 L 10128.250 11501.929 L 9694.333 10391.291 C 9455.679 9780.439 9260.417 9278.480 9260.417 9275.826 C 9260.417 9273.171 9275.976 9271.000 9294.992 9271.000 C 9328.959 9271.000 9330.266 9272.818 9369.262 9374.188 C 9391.094 9430.941 9574.828 9896.475 9777.559 10408.708 C 10119.739 11273.280 10147.938 11340.042 10170.941 11340.042 C 10193.968 11340.042 10224.503 11267.130 10603.080 10308.167 C 10827.128 9740.636 11011.495 9274.785 11012.783 9272.944 C 11014.073 9271.102 11031.671 9271.102 11051.891 9272.944 L 11088.656 9276.292 L 10645.896 10387.542 L 10203.135 11498.792 L 10202.733 12258.146 L 10202.334 13017.500 L 10165.292 13017.500 L 10128.250 13017.500 L 10128.250 12259.714 ZM 7434.792 7592.065 C 7598.574 7561.165 7729.895 7489.154 7845.024 7367.112 C 7951.784 7253.940 8011.893 7132.192 8057.191 6937.375 C 8078.783 6844.513 8079.434 6814.133 8083.139 5725.583 C 8085.629 4994.135 8083.135 4576.190 8075.907 4513.792 C 8027.039 4091.922 7823.657 3828.516 7473.686 3733.837 C 7355.081 3701.750 7088.954 3701.802 6971.285 3733.927 C 6645.139 3822.990 6454.219 4053.032 6384.672 4440.743 C 6367.450 4536.758 6365.875 4638.621 6365.875 5656.786 C 6365.875 6897.628 6364.828 6877.566 6440.586 7089.526 C 6489.423 7226.166 6531.623 7293.563 6630.458 7392.775 C 6696.710 7459.279 6734.691 7487.403 6805.083 7522.083 C 6990.446 7613.406 7198.880 7636.568 7434.792 7592.060 L 7434.792 7592.065 ZM 7056.677 7317.793 C 6872.716 7273.199 6757.665 7143.238 6696.483 6910.917 L 6672.792 6820.958 L 6672.792 5656.792 C 6672.792 4349.286 6667.841 4436.030 6752.525 4259.792 C 6820.687 4117.939 6893.401 4051.586 7025.353 4010.830 C 7111.610 3984.188 7309.373 3981.841 7403.464 4006.342 C 7581.285 4052.646 7699.844 4193.307 7759.818 4429.125 L 7784.042 4524.375 L 7783.982 5667.375 L 7783.922 6810.375 L 7760.008 6895.042 C 7690.915 7139.668 7572.073 7274.140 7386.264 7317.938 C 7302.799 7337.612 7138.152 7337.540 7056.692 7317.788 L 7056.677 7317.793 ZM 11541.125 7592.065 C 11704.907 7561.165 11836.228 7489.154 11951.357 7367.112 C 12058.118 7253.940 12118.227 7132.192 12163.525 6937.375 C 12185.117 6844.513 12185.767 6814.133 12189.473 5725.583 C 12191.963 4994.135 12189.469 4576.190 12182.240 4513.792 C 12133.372 4091.922 11929.990 3828.516 11580.019 3733.837 C 11461.414 3701.750 11195.288 3701.802 11077.618 3733.927 C 10751.473 3822.990 10560.552 4053.032 10491.005 4440.743 C 10473.783 4536.758 10472.208 4638.621 10472.208 5656.786 C 10472.208 6897.628 10471.164 6877.566 10546.919 7089.526 C 10595.756 7226.166 10637.956 7293.563 10736.792 7392.775 C 10803.043 7459.279 10841.024 7487.403 10911.417 7522.083 C 11096.779 7613.406 11305.214 7636.568 11541.125 7592.060 L 11541.125 7592.065 ZM 11163.011 7317.793 C 10979.050 7273.199 10863.998 7143.238 10802.816 6910.917 L 10779.125 6820.958 L 10779.125 5656.792 C 10779.125 4349.286 10774.174 4436.030 10858.859 4259.792 C 10927.021 4117.939 10999.735 4051.586 11131.687 4010.830 C 11217.943 3984.188 11415.706 3981.841 11509.797 4006.342 C 11687.618 4052.646 11806.177 4193.307 11866.151 4429.125 L 11890.375 4524.375 L 11890.255 5667.375 L 11890.135 6810.375 L 11866.222 6895.042 C 11797.127 7139.668 11678.285 7274.140 11492.478 7317.938 C 11409.012 7337.612 11244.365 7337.540 11162.905 7317.788 L 11163.011 7317.793 ZM 4582.845 7550.519 C 4589.230 7533.727 4593.167 7210.286 4593.167 6702.612 L 4593.167 5881.852 L 4870.979 5887.337 C 5175.781 5893.354 5246.341 5903.461 5362.268 5957.710 C 5446.412 5997.086 5537.276 6082.031 5572.700 6154.436 C 5631.575 6274.772 5632.672 6285.582 5641.441 6831.542 C 5645.929 7110.942 5654.107 7358.592 5659.614 7381.875 C 5680.217 7468.981 5694.165 7509.836 5714.715 7543.271 L 5735.855 7577.667 L 5880.087 7577.667 L 6024.319 7577.667 L 6018.516 7548.563 C 6015.324 7532.555 5999.580 7483.740 5983.530 7440.083 L 5954.347 7360.708 L 5946.820 6868.583 C 5937.813 6279.646 5928.769 6212.446 5833.898 6029.495 C 5773.258 5912.555 5644.141 5799.590 5521.854 5756.487 C 5500.026 5748.793 5482.329 5739.883 5482.527 5736.686 C 5482.737 5733.490 5519.635 5713.102 5564.548 5691.378 C 5754.913 5599.304 5874.517 5429.531 5920.762 5185.746 C 5957.550 4991.814 5951.662 4493.015 5910.534 4319.366 C 5855.705 4087.862 5726.391 3909.614 5553.243 3826.869 C 5387.710 3747.764 5281.924 3735.917 4741.082 3735.917 C 4421.190 3735.917 4308.410 3739.156 4298.950 3748.617 C 4289.166 3758.400 4286.250 4197.899 4286.250 5662.436 C 4286.250 6708.052 4289.425 7566.731 4293.306 7570.611 C 4297.186 7574.492 4361.598 7577.667 4436.443 7577.667 L 4572.524 7577.667 L 4582.845 7550.519 ZM 4593.167 4816.720 L 4593.167 4021.667 L 4908.443 4021.667 C 5153.763 4021.667 5237.168 4025.170 5284.329 4037.453 C 5457.885 4082.659 5559.447 4191.234 5616.051 4392.083 C 5633.053 4452.413 5635.450 4503.836 5635.532 4810.125 C 5635.652 5189.409 5631.990 5221.868 5575.903 5341.373 C 5517.755 5465.271 5405.763 5546.872 5243.115 5583.853 C 5190.761 5595.757 5087.952 5602.092 4881.562 5606.130 L 4593.167 5611.773 L 4593.167 4816.720 ZM 9593.784 7547.210 C 9798.137 7488.956 9943.937 7371.757 10030.199 7196.407 C 10123.378 7006.996 10143.273 6865.426 10136.205 6442.085 C 10131.550 6163.257 10129.415 6136.800 10103.744 6039.871 C 10044.203 5815.056 9938.505 5669.105 9776.520 5588.029 C 9729.969 5564.730 9685.290 5545.667 9677.233 5545.667 C 9645.368 5545.667 9667.639 5527.982 9748.092 5489.399 C 9895.680 5418.620 9981.325 5304.191 10034.707 5106.458 C 10054.767 5032.152 10058.126 4986.536 10062.156 4733.676 C 10067.404 4404.411 10055.450 4290.865 10000.552 4148.511 C 9935.123 3978.847 9836.787 3872.253 9689.042 3810.838 C 9536.406 3747.390 9502.237 3743.986 8966.262 3738.821 C 8593.032 3735.225 8472.645 3737.147 8460.908 3746.888 C 8447.524 3757.995 8445.500 4009.535 8445.500 5661.615 C 8445.500 6707.683 8448.954 7567.009 8453.175 7571.230 C 8457.396 7575.452 8696.711 7577.204 8984.987 7575.125 C 9492.861 7571.462 9511.752 7570.595 9593.784 7547.210 ZM 8752.417 6498.167 L 8752.417 5693.833 L 9038.613 5693.833 C 9362.789 5693.833 9439.796 5703.845 9562.042 5761.885 C 9664.472 5810.517 9717.905 5860.330 9761.836 5948.142 C 9828.818 6082.032 9837.272 6144.725 9836.716 6503.458 C 9836.317 6761.529 9832.892 6835.629 9818.421 6899.338 C 9781.433 7062.174 9694.444 7190.333 9584.342 7244.201 C 9482.854 7293.854 9409.339 7302.117 9067.271 7302.316 L 8752.417 7302.496 L 8752.417 6498.167 ZM 8752.417 4715.816 L 8752.417 4021.667 L 9072.985 4021.667 C 9411.292 4021.667 9464.385 4027.462 9556.477 4074.444 C 9642.451 4118.305 9705.791 4209.987 9743.018 4344.458 C 9768.944 4438.107 9776.739 4891.003 9754.622 5018.661 C 9719.147 5223.422 9633.930 5325.197 9452.217 5379.828 C 9390.901 5398.262 9342.703 5401.468 9067.271 5405.433 L 8752.417 5409.965 L 8752.417 4715.816 ZM 13501.718 5797.021 L 13504.394 4021.667 L 13863.508 4021.667 C 14071.228 4021.667 14234.066 4017.315 14249.769 4011.345 C 14276.704 4001.104 14276.916 4000.087 14276.916 3881.170 C 14276.916 3802.062 14272.598 3756.999 14264.216 3748.617 C 14254.540 3738.940 14039.336 3735.917 13360.207 3735.917 C 12869.987 3735.917 12461.364 3738.809 12452.157 3742.341 C 12438.187 3747.701 12435.416 3769.643 12435.416 3874.894 C 12435.416 4000.548 12435.536 4001.063 12462.563 4011.345 C 12478.266 4017.315 12641.115 4021.667 12848.855 4021.667 L 13207.999 4021.667 L 13207.999 5792.611 C 13207.999 6766.631 13211.307 7566.862 13215.347 7570.904 C 13219.389 7574.946 13284.874 7576.930 13360.868 7575.314 L 13499.041 7572.374 L 13501.718 5797.021 Z">
              <!-- 223 nodes -->
            </draw:path>
            <draw:path id="path399" draw:style-name="style1" draw:layer="layout" svg:x="4.287cm" svg:y="3.705cm" svg:width="9.989cm" svg:height="9.317cm" svg:viewBox="0.0 0.0 9988.966 9317.433" svg:d="M 11615.466 14849.585 L 11615.496 12971.043 L 12012.371 12970.833 L 12409.246 12970.623 L 12015.047 12973.596 L 11620.847 12976.569 L 11618.129 14852.337 L 11615.411 16728.103 L 11615.441 14849.562 L 11615.466 14849.585 ZM 11689.328 15939.668 C 11689.328 15506.016 11690.636 15328.613 11692.235 15545.439 C 11693.834 15762.265 11693.834 16117.071 11692.235 16333.897 C 11690.636 16550.724 11689.328 16373.320 11689.328 15939.668 ZM 11689.358 14039.960 C 11689.359 13510.264 11690.648 13295.121 11692.220 13561.863 C 11693.795 13828.606 11693.795 14261.993 11692.219 14524.947 C 11690.644 14787.900 11689.357 14569.656 11689.357 14039.960 L 11689.358 14039.960 ZM 13107.053 14055.835 C 13107.053 13907.404 13108.541 13846.682 13110.361 13920.897 C 13112.179 13995.113 13112.179 14116.557 13110.361 14190.772 C 13108.543 14264.988 13107.053 14204.266 13107.053 14055.835 ZM 11887.354 13042.502 C 11984.480 13040.756 12146.405 13040.753 12247.187 13042.495 C 12347.969 13044.235 12268.502 13045.664 12070.594 13045.668 C 11872.685 13045.671 11790.227 13044.246 11887.354 13042.502 ZM 14435.969 11589.918 L 13552.260 11584.444 L 14430.677 11582.050 C 14984.063 11580.544 15314.968 11583.454 15324.969 11589.917 C 15333.700 11595.559 15336.081 11599.099 15330.260 11597.784 C 15324.440 11596.467 14922.008 11592.927 14435.969 11589.917 L 14435.969 11589.918 ZM 8874.174 10415.168 C 8874.174 9958.233 8875.476 9771.305 8877.069 9999.772 C 8878.662 10228.240 8878.662 10602.096 8877.069 10830.564 C 8875.476 11059.032 8874.174 10872.104 8874.174 10415.168 ZM 13033.254 11005.189 C 13030.476 10997.913 13029.436 10632.391 13030.941 10192.918 L 13033.677 9393.877 L 13298.261 9393.607 L 13562.844 9393.337 L 13300.907 9396.437 L 13038.969 9399.537 L 13038.969 10203.513 L 13038.969 11007.489 L 13316.782 11010.494 L 13594.594 11013.499 L 13316.450 11015.962 C 13101.842 11017.861 13037.151 11015.401 13033.255 11005.195 L 13033.254 11005.189 ZM 10228.573 10573.918 C 10228.573 10367.279 10229.989 10282.744 10231.724 10386.064 C 10233.458 10489.384 10233.458 10658.453 10231.724 10761.772 C 10229.990 10865.092 10228.573 10780.558 10228.573 10573.918 ZM 10652.216 9362.127 C 10652.215 8809.147 10653.500 8581.377 10655.069 8855.970 C 10656.638 9130.563 10656.638 9583.001 10655.070 9861.387 C 10653.501 10139.773 10652.214 9915.106 10652.214 9362.127 L 10652.216 9362.127 ZM 10948.549 9362.127 C 10948.549 8809.147 10949.833 8581.377 10951.402 8855.970 C 10952.971 9130.563 10952.971 9583.001 10951.403 9861.387 C 10949.834 10139.773 10948.547 9915.106 10948.547 9362.127 L 10948.549 9362.127 ZM 14758.549 9362.127 C 14758.549 8809.147 14759.833 8581.377 14761.402 8855.970 C 14762.971 9130.563 14762.971 9583.001 14761.403 9861.387 C 14759.834 10139.773 14758.550 9915.106 14758.547 9362.127 L 14758.549 9362.127 ZM 15054.882 9362.127 C 15054.882 8809.147 15056.166 8581.377 15057.738 8855.970 C 15059.307 9130.563 15059.307 9583.001 15057.739 9861.387 C 15056.170 10139.773 15054.886 9915.106 15054.883 9362.127 L 15054.882 9362.127 ZM 8871.713 8518.106 L 8869.136 7716.418 L 9178.699 7718.896 L 9488.261 7721.374 L 9184.058 7724.350 L 8879.853 7727.326 L 8877.072 8523.560 L 8874.291 9319.794 L 8871.713 8518.106 ZM 13028.385 8420.210 L 13028.385 7716.418 L 13343.240 7718.899 L 13658.094 7721.380 L 13348.531 7724.353 L 13038.969 7727.326 L 13038.969 8420.187 L 13038.969 9113.047 L 13295.615 9116.078 L 13552.260 9119.109 L 13290.323 9121.557 L 13028.385 9124.005 L 13028.385 8420.210 ZM 10228.155 8489.002 C 10228.155 8387.137 10229.742 8345.465 10231.682 8396.397 C 10233.623 8447.330 10233.623 8530.674 10231.682 8581.606 C 10229.741 8632.538 10228.155 8590.866 10228.155 8489.002 ZM 16940.890 7719.084 C 17040.924 7717.347 17207.612 7717.344 17311.307 7719.078 C 17415.002 7720.812 17333.156 7722.234 17129.427 7722.237 C 16925.698 7722.241 16840.857 7720.821 16940.890 7719.084 ZM 17967.474 7719.084 C 18067.507 7717.347 18234.195 7717.344 18337.890 7719.078 C 18441.586 7720.812 18359.740 7722.234 18156.011 7722.237 C 17952.281 7722.241 17867.440 7720.821 17967.474 7719.084 ZM 11459.761 7687.437 C 11490.516 7685.292 11538.141 7685.316 11565.594 7687.497 C 11593.048 7689.669 11567.886 7691.424 11509.677 7691.396 C 11451.469 7691.366 11429.006 7689.590 11459.761 7687.447 L 11459.761 7687.437 ZM 15566.094 7687.437 C 15596.849 7685.292 15644.474 7685.316 15671.927 7687.497 C 15699.382 7689.669 15674.219 7691.424 15616.010 7691.396 C 15557.802 7691.366 15535.340 7689.590 15566.094 7687.447 L 15566.094 7687.437 ZM 8573.124 7476.943 C 8572.209 7443.026 8601.229 7441.017 9050.276 7443.900 L 9498.844 7446.780 L 9046.932 7449.309 C 8629.271 7451.646 8594.203 7453.240 8584.233 7470.357 C 8578.300 7480.544 8573.301 7483.508 8573.124 7476.945 L 8573.124 7476.943 ZM 12732.374 7476.943 C 12731.459 7443.026 12760.479 7441.017 13209.526 7443.900 L 13658.094 7446.780 L 13206.182 7449.309 C 12788.521 7451.646 12753.453 7453.240 12743.483 7470.357 C 12737.550 7480.544 12732.551 7483.508 12732.374 7476.945 L 12732.374 7476.943 ZM 18549.257 7468.226 C 18543.717 7453.792 18441.075 7451.642 17640.428 7449.188 L 16737.844 7446.422 L 17638.778 7443.836 C 18435.140 7441.550 18541.264 7443.122 18553.098 7457.382 C 18560.461 7466.253 18564.014 7475.984 18560.992 7479.005 C 18557.972 7482.025 18552.691 7477.175 18549.257 7468.225 L 18549.257 7468.226 ZM 11454.115 7412.306 C 11481.764 7410.125 11527.007 7410.125 11554.656 7412.306 C 11582.305 7414.487 11559.683 7416.270 11504.385 7416.270 C 11449.088 7416.270 11426.466 7414.488 11454.115 7412.306 ZM 15560.448 7412.306 C 15588.097 7410.125 15633.341 7410.125 15660.990 7412.306 C 15688.639 7414.487 15666.017 7416.270 15610.719 7416.270 C 15555.421 7416.270 15532.799 7414.488 15560.448 7412.306 Z">
              <!-- 150 nodes -->
            </draw:path>
            <draw:path id="path397" draw:style-name="style2" draw:layer="layout" svg:x="4.291cm" svg:y="3.809cm" svg:width="9.984cm" svg:height="10.675cm" svg:viewBox="0.0 0.0 9984.322 10674.830" svg:d="M 12470.536 18289.224 C 12996.327 18287.706 13853.577 18287.706 14375.536 18289.224 C 14897.494 18290.742 14467.301 18291.984 13419.551 18291.984 C 12371.801 18291.984 11944.744 18290.742 12470.536 18289.224 ZM 14414.206 16824.074 C 14411.290 16816.445 14410.171 16474.445 14411.719 16064.077 L 14414.530 15317.952 L 14417.104 16072.014 L 14419.678 16826.077 L 14456.650 16826.077 L 14493.621 16826.077 L 14496.444 16077.306 L 14499.267 15328.535 L 14499.147 16079.952 L 14499.027 16831.369 L 14459.254 16834.658 C 14433.662 16836.776 14417.592 16833.002 14414.182 16824.074 L 14414.206 16824.074 ZM 11872.386 15220.075 C 11958.599 15218.293 12096.712 15218.299 12179.303 15220.084 C 12261.893 15221.869 12191.355 15223.327 12022.551 15223.322 C 11853.747 15223.317 11786.173 15221.855 11872.386 15220.075 ZM 11882.322 15135.409 C 11974.000 15133.648 12124.019 15133.648 12215.697 15135.409 C 12307.375 15137.170 12232.366 15138.613 12049.009 15138.613 C 11865.653 15138.613 11790.644 15137.173 11882.322 15135.409 ZM 13027.356 14159.077 C 13027.356 13987.362 13028.811 13917.115 13030.591 14002.972 C 13032.370 14088.830 13032.370 14229.324 13030.591 14315.181 C 13028.812 14401.038 13027.356 14330.791 13027.356 14159.077 ZM 8670.695 11378.397 C 8707.303 11376.324 8764.453 11376.342 8797.695 11378.427 C 8830.936 11380.521 8800.984 11382.216 8731.134 11382.195 C 8661.284 11382.174 8634.086 11380.461 8670.695 11378.389 L 8670.695 11378.397 ZM 10099.030 11378.407 C 10135.410 11376.340 10194.941 11376.340 10231.322 11378.407 C 10267.702 11380.474 10237.936 11382.165 10165.176 11382.165 C 10092.415 11382.165 10062.650 11380.473 10099.030 11378.407 ZM 12999.583 11378.317 C 13129.492 11376.631 13339.042 11376.634 13465.249 11378.322 C 13591.457 11380.008 13485.168 11381.388 13229.051 11381.385 C 12972.934 11381.383 12869.674 11380.002 12999.583 11378.317 ZM 17586.738 11378.437 C 17620.208 11376.337 17674.977 11376.337 17708.447 11378.437 C 17741.917 11380.537 17714.532 11382.256 17647.593 11382.256 C 17580.653 11382.256 17553.268 11380.537 17586.738 11378.437 ZM 17790.345 9592.386 C 17790.345 8620.307 17791.590 8224.205 17793.114 8712.159 C 17794.638 9200.113 17794.638 9995.451 17793.114 10479.576 C 17791.593 10963.700 17790.345 10564.465 17790.345 9592.386 ZM 8582.852 9465.386 C 8582.852 8429.278 8584.094 8006.983 8585.612 8526.954 C 8587.130 9046.924 8587.130 9894.649 8585.612 10410.787 C 8584.094 10926.925 8582.852 10501.494 8582.852 9465.386 L 8582.852 9465.386 ZM 12742.102 9465.386 C 12742.102 8429.278 12743.344 8006.983 12744.862 8526.954 C 12746.380 9046.924 12746.380 9894.649 12744.862 10410.787 C 12743.344 10926.925 12742.102 10501.494 12742.102 9465.386 L 12742.102 9465.386 ZM 17504.595 9581.803 C 17504.595 8609.723 17505.840 8213.621 17507.361 8701.576 C 17508.885 9189.530 17508.885 9984.868 17507.361 10468.993 C 17505.840 10953.117 17504.595 10553.882 17504.595 9581.803 ZM 9937.100 10571.327 C 9937.100 10370.508 9938.522 10288.355 9940.263 10388.764 C 9942.003 10489.174 9942.003 10653.480 9940.263 10753.889 C 9938.523 10854.299 9937.100 10772.146 9937.100 10571.327 ZM 14424.156 10322.618 C 14424.164 10200.381 14425.704 10151.824 14427.579 10214.714 C 14429.454 10277.605 14429.445 10377.617 14427.568 10436.965 C 14425.684 10496.312 14424.152 10444.856 14424.161 10322.618 L 14424.156 10322.618 ZM 14138.356 10306.744 C 14138.356 10193.237 14139.913 10146.803 14141.816 10203.556 C 14143.718 10260.309 14143.718 10353.178 14141.816 10409.931 C 14139.914 10466.684 14138.356 10420.250 14138.356 10306.744 ZM 12085.845 9470.660 C 12085.845 8903.129 12087.129 8670.957 12088.695 8954.722 C 12090.261 9238.488 12090.261 9702.832 12088.695 9986.598 C 12087.129 10270.363 12085.845 10038.191 12085.845 9470.660 ZM 12371.596 9465.368 C 12371.596 8894.927 12372.880 8663.117 12374.446 8950.236 C 12376.012 9237.354 12376.012 9704.079 12374.445 9987.402 C 12372.879 10270.725 12371.598 10035.810 12371.598 9465.368 L 12371.596 9465.368 ZM 16192.178 9470.660 C 16192.178 8903.129 16193.462 8670.957 16195.028 8954.722 C 16196.594 9238.488 16196.594 9702.832 16195.028 9986.598 C 16193.459 10270.363 16192.178 10038.191 16192.178 9470.660 ZM 16477.929 9465.368 C 16477.930 8894.927 16479.213 8663.117 16480.779 8950.236 C 16482.345 9237.354 16482.345 9704.079 16480.778 9987.402 C 16479.212 10270.725 16477.931 10035.810 16477.931 9465.368 L 16477.929 9465.368 ZM 8981.902 9685.019 C 9044.153 9683.150 9148.928 9683.144 9214.735 9685.008 C 9280.542 9686.868 9229.609 9688.396 9101.551 9688.404 C 8973.493 9688.412 8919.650 9686.889 8981.902 9685.023 L 8981.902 9685.019 ZM 8992.485 9420.435 C 9054.737 9418.566 9159.512 9418.560 9225.319 9420.425 C 9291.125 9422.285 9240.193 9423.813 9112.134 9423.821 C 8984.076 9423.829 8930.234 9422.306 8992.485 9420.439 L 8992.485 9420.435 ZM 9936.975 8629.285 C 9936.969 8472.123 9938.442 8406.354 9940.248 8483.131 C 9942.054 8559.910 9942.057 8688.497 9940.258 8768.881 C 9938.458 8849.266 9936.981 8786.448 9936.975 8629.285 ZM 14064.322 8523.452 C 14064.331 8401.214 14065.870 8352.658 14067.746 8415.548 C 14069.621 8478.438 14069.612 8578.450 14067.735 8637.798 C 14065.851 8697.145 14064.319 8645.689 14064.327 8523.452 L 14064.322 8523.452 ZM 14350.088 8486.410 C 14350.088 8361.262 14351.618 8310.065 14353.490 8372.639 C 14355.362 8435.213 14355.362 8537.607 14353.490 8600.181 C 14351.618 8662.755 14350.088 8611.558 14350.088 8486.410 ZM 16730.802 7687.369 C 16730.802 7623.339 16732.569 7598.510 16734.675 7632.192 C 16736.781 7665.875 16736.763 7718.262 16734.675 7748.609 C 16732.545 7778.956 16730.821 7751.399 16730.845 7687.369 L 16730.802 7687.369 ZM 18561.574 7682.077 C 18561.574 7626.779 18563.356 7604.157 18565.538 7631.806 C 18567.719 7659.455 18567.719 7704.699 18565.538 7732.348 C 18563.357 7759.996 18561.574 7737.375 18561.574 7682.077 Z">
              <!-- 128 nodes -->
            </draw:path>
            <draw:path id="path395" draw:style-name="style3" draw:layer="layout" svg:x="4.577cm" svg:y="4.002cm" svg:width="9.519cm" svg:height="8.970cm" svg:viewBox="0.0 0.0 9519.273 8970.071" svg:d="M 11894.225 16887.025 C 11894.246 16811.354 11895.929 16781.786 11897.971 16821.319 C 11900.014 16860.852 11899.999 16922.765 11897.941 16958.903 C 11895.880 16995.041 11894.210 16962.696 11894.229 16887.025 L 11894.225 16887.025 ZM 12331.967 11889.048 C 12612.822 11887.479 13072.403 11887.479 13353.259 11889.048 C 13634.114 11890.617 13404.323 11891.901 12842.613 11891.901 C 12280.902 11891.901 12051.112 11890.617 12331.967 11889.048 ZM 9154.068 10711.650 C 9154.068 10254.714 9155.370 10067.786 9156.963 10296.254 C 9158.556 10524.722 9158.556 10898.578 9156.963 11127.046 C 9155.370 11355.513 9154.068 11168.585 9154.068 10711.650 ZM 13313.312 10499.983 C 13313.312 10054.689 13314.617 9872.524 13316.213 10095.171 C 13317.809 10317.818 13317.809 10682.149 13316.213 10904.796 C 13314.617 11127.443 13313.312 10945.277 13313.312 10499.983 ZM 10508.433 10833.358 C 10508.429 10641.271 10509.861 10561.196 10511.612 10655.415 C 10513.364 10749.634 10513.367 10906.797 10511.619 11004.665 C 10509.870 11102.534 10508.437 11025.446 10508.433 10833.358 ZM 10953.279 9658.608 C 10953.279 9099.808 10954.563 8872.760 10956.132 9154.057 C 10957.701 9435.354 10957.701 9892.554 10956.131 10170.057 C 10954.562 10447.560 10953.278 10217.408 10953.278 9658.608 L 10953.279 9658.608 ZM 15059.612 9658.608 C 15059.613 9099.808 15060.896 8872.760 15062.465 9154.057 C 15064.034 9435.354 15064.034 9892.554 15062.464 10170.057 C 15060.895 10447.560 15059.611 10217.408 15059.611 9658.608 L 15059.612 9658.608 ZM 9154.059 8817.233 C 9154.059 8377.760 9155.367 8197.976 9156.963 8417.712 C 9158.562 8637.449 9158.562 8997.018 9156.963 9216.754 C 9155.367 9436.491 9154.059 9256.706 9154.059 8817.233 ZM 13432.634 9423.173 C 13492.297 9421.286 13589.929 9421.286 13649.592 9423.173 C 13709.255 9425.060 13660.440 9426.603 13541.113 9426.603 C 13421.786 9426.603 13372.970 9425.061 13432.634 9423.173 ZM 13313.274 8716.692 C 13313.275 8332.517 13314.597 8176.891 13316.214 8370.857 C 13317.828 8564.823 13317.828 8879.148 13316.212 9069.357 C 13314.595 9259.566 13313.275 9100.866 13313.275 8716.692 L 13313.274 8716.692 ZM 10508.089 8785.483 C 10508.089 8677.798 10509.661 8633.745 10511.581 8687.587 C 10513.501 8741.430 10513.501 8829.536 10511.581 8883.379 C 10509.662 8937.222 10508.089 8893.169 10508.089 8785.483 ZM 9305.134 8004.990 C 9382.260 8003.181 9508.466 8003.181 9585.592 8004.990 C 9662.718 8006.799 9599.615 8008.278 9445.363 8008.278 C 9291.111 8008.278 9228.007 8006.799 9305.134 8004.990 ZM 13464.384 8004.990 C 13541.510 8003.181 13667.716 8003.181 13744.842 8004.990 C 13821.968 8006.799 13758.865 8008.278 13604.613 8008.278 C 13450.361 8008.278 13387.258 8006.799 13464.384 8004.990 ZM 17231.368 8004.982 C 17331.401 8003.245 17498.089 8003.242 17601.784 8004.976 C 17705.480 8006.710 17623.634 8008.132 17419.904 8008.135 C 17216.175 8008.139 17131.334 8006.719 17231.368 8004.982 ZM 18257.951 8004.982 C 18357.985 8003.245 18524.672 8003.242 18628.368 8004.976 C 18732.063 8006.710 18650.217 8008.132 18446.488 8008.135 C 18242.759 8008.139 18157.917 8006.719 18257.951 8004.982 Z">
              <!-- 64 nodes -->
            </draw:path>
            <draw:path id="path393" draw:style-name="style4" draw:layer="layout" svg:x="7.318cm" svg:y="7.886cm" svg:width="3.370cm" svg:height="4.831cm" svg:viewBox="0.0 0.0 3370.206 4831.136" svg:d="M 14731.611 20115.084 C 14731.610 19678.521 14732.916 19498.385 14734.515 19714.781 C 14736.114 19931.176 14736.114 20288.364 14734.517 20508.531 C 14732.918 20728.697 14731.610 20551.647 14731.610 20115.084 L 14731.611 20115.084 ZM 14636.501 18898.001 C 14636.501 17937.563 14637.749 17546.223 14639.270 18028.357 C 14640.794 18510.490 14640.794 19296.302 14639.269 19774.606 C 14637.745 20252.911 14636.500 19858.438 14636.500 18898.001 L 14636.501 18898.001 ZM 14731.656 18225.959 C 14731.656 17693.353 14732.943 17475.468 14734.518 17741.772 C 14736.093 18008.075 14736.093 18443.843 14734.518 18710.146 C 14732.943 18976.449 14731.656 18758.565 14731.656 18225.959 ZM 17031.104 15773.275 C 17271.214 15771.688 17664.120 15771.688 17904.229 15773.275 C 18144.339 15774.862 17947.885 15776.158 17467.667 15776.158 C 16987.448 15776.158 16790.995 15774.859 17031.104 15773.275 Z">
              <!-- 18 nodes -->
            </draw:path>
            <draw:path id="path391" draw:style-name="style5" draw:layer="layout" svg:x="4.487cm" svg:y="3.716cm" svg:width="9.414cm" svg:height="6.788cm" svg:viewBox="0.0 0.0 9414.443 6788.133" svg:d="M 13318.349 14066.412 C 13318.349 13929.622 13319.858 13873.662 13321.701 13942.057 C 13323.543 14010.452 13323.543 14122.371 13321.701 14190.766 C 13319.856 14259.160 13318.349 14203.201 13318.349 14066.412 ZM 12015.385 12968.403 C 12124.907 12966.681 12301.119 12966.684 12406.968 12968.409 C 12512.818 12970.134 12423.210 12971.542 12207.839 12971.539 C 11992.468 12971.535 11905.864 12970.126 12015.385 12968.403 ZM 13225.455 11031.641 C 13222.746 11027.275 13302.238 11024.926 13402.101 11026.420 C 13741.228 11031.495 13774.896 11035.179 13502.276 11037.382 C 13352.733 11038.591 13228.164 11036.005 13225.455 11031.641 ZM 11138.708 9377.995 C 11138.708 8833.747 11139.995 8611.100 11141.564 8883.224 C 11143.136 9155.348 11143.136 9600.642 11141.564 9872.766 C 11139.992 10144.890 11138.708 9922.243 11138.708 9377.995 ZM 15245.041 9377.995 C 15245.041 8833.747 15246.328 8611.100 15247.900 8883.224 C 15249.472 9155.348 15249.472 9600.642 15247.900 9872.766 C 15246.328 10144.890 15245.041 9922.243 15245.041 9377.995 ZM 13227.720 9396.323 C 13232.200 9391.851 13352.222 9389.477 13494.435 9391.046 L 13753.005 9393.899 L 13486.290 9399.176 C 13339.596 9402.080 13223.240 9400.796 13227.720 9396.323 L 13227.720 9396.323 ZM 9024.901 7465.070 C 9142.773 7463.366 9335.655 7463.366 9453.526 7465.070 C 9571.398 7466.774 9474.958 7468.167 9239.214 7468.167 C 9003.470 7468.167 8907.030 7466.775 9024.901 7465.070 ZM 13190.152 7465.067 C 13311.324 7463.369 13506.586 7463.369 13624.068 7465.072 C 13741.551 7466.773 13642.410 7468.164 13403.756 7468.162 C 13165.101 7468.159 13068.980 7466.767 13190.152 7465.067 ZM 17401.610 7465.060 C 17644.629 7463.476 18042.298 7463.476 18285.318 7465.060 C 18528.338 7466.644 18329.504 7467.940 17843.464 7467.940 C 17357.424 7467.940 17158.590 7466.644 17401.610 7465.060 ZM 11665.443 7433.535 C 11687.271 7431.252 11722.990 7431.252 11744.818 7433.535 C 11766.646 7435.818 11748.787 7437.687 11705.130 7437.687 C 11661.474 7437.687 11643.615 7435.818 11665.443 7433.535 ZM 15771.777 7433.535 C 15793.605 7431.252 15829.323 7431.252 15851.151 7433.535 C 15872.979 7435.818 15855.120 7437.687 15811.464 7437.687 C 15767.808 7437.687 15749.948 7435.818 15771.777 7433.535 Z">
              <!-- 46 nodes -->
            </draw:path>
            <draw:path id="path389" draw:style-name="style6" draw:layer="layout" svg:x="4.302cm" svg:y="3.815cm" svg:width="9.963cm" svg:height="5.536cm" svg:viewBox="0.0 0.0 9963.155 5535.878" svg:d="M 11908.780 13162.841 C 11997.548 13161.071 12142.805 13161.071 12231.572 13162.841 C 12320.340 13164.611 12247.712 13166.060 12070.176 13166.060 C 11892.641 13166.060 11820.013 13164.611 11908.780 13162.841 ZM 8604.019 9477.174 C 8604.019 8438.155 8605.261 8013.103 8606.779 8532.612 C 8608.297 9052.121 8608.297 9902.227 8606.779 10421.737 C 8605.261 10941.246 8604.019 10516.193 8604.019 9477.174 ZM 12763.269 9477.174 C 12763.269 8438.155 12764.511 8013.103 12766.029 8532.612 C 12767.547 9052.121 12767.547 9902.227 12766.029 10421.737 C 12764.511 10941.246 12763.269 10516.193 12763.269 9477.174 ZM 17525.762 9598.883 C 17525.762 8626.804 17527.007 8230.702 17528.528 8718.656 C 17530.052 9206.610 17530.052 10001.948 17528.528 10486.072 C 17527.007 10970.197 17525.762 10570.962 17525.762 9598.883 ZM 9958.254 10609.591 C 9958.254 10414.593 9959.682 10334.821 9961.429 10432.320 C 9963.175 10529.819 9963.175 10689.363 9961.429 10786.862 C 9959.683 10884.361 9958.254 10804.589 9958.254 10609.591 ZM 14424.186 10329.133 C 14424.194 10201.074 14425.722 10150.141 14427.582 10215.948 C 14429.442 10281.755 14429.436 10386.530 14427.572 10448.782 C 14425.703 10511.033 14424.182 10457.191 14424.190 10329.133 L 14424.186 10329.133 ZM 12371.599 9477.174 C 12371.599 8898.001 12372.880 8661.067 12374.446 8950.654 C 12376.012 9240.240 12376.012 9714.109 12374.446 10003.695 C 12372.880 10293.282 12371.599 10056.347 12371.599 9477.174 ZM 16477.933 9477.174 C 16477.933 8898.001 16479.214 8661.067 16480.780 8950.654 C 16482.346 9240.240 16482.346 9714.109 16480.780 10003.695 C 16479.214 10293.282 16477.933 10056.347 16477.933 9477.174 ZM 8977.197 9680.967 C 9025.219 9679.005 9103.800 9679.005 9151.822 9680.967 C 9199.844 9682.929 9160.553 9684.532 9064.510 9684.532 C 8968.466 9684.532 8929.175 9682.927 8977.197 9680.967 ZM 9958.048 8635.799 C 9958.055 8501.920 9959.572 8448.611 9961.418 8517.334 C 9963.263 8586.057 9963.257 8695.594 9961.408 8760.751 C 9959.554 8825.907 9958.043 8769.679 9958.051 8635.799 L 9958.048 8635.799 ZM 14085.340 8529.966 C 14085.329 8431.012 14086.918 8389.106 14088.875 8436.842 C 14090.831 8484.578 14090.840 8565.541 14088.896 8616.759 C 14086.952 8667.977 14085.351 8628.920 14085.339 8529.966 L 14085.340 8529.966 ZM 18561.625 7693.883 C 18561.625 7635.674 18563.431 7613.212 18565.574 7643.967 C 18567.719 7674.721 18567.695 7722.346 18565.574 7749.800 C 18563.402 7777.254 18561.647 7752.092 18561.674 7693.883 L 18561.625 7693.883 Z">
              <!-- 52 nodes -->
            </draw:path>
            <draw:path id="path387" draw:style-name="style7" draw:layer="layout" svg:x="10.112cm" svg:y="11.799cm" svg:width="0.110cm" svg:height="0.934cm" svg:viewBox="0.0 0.0 109.953 934.335" svg:d="M 20224.198 24064.999 C 20224.198 23648.810 20225.512 23478.550 20227.114 23686.645 C 20228.719 23894.740 20228.719 24235.259 20227.114 24443.353 C 20225.509 24651.448 20224.198 24481.189 20224.198 24064.999 ZM 20330.032 24064.999 C 20330.032 23648.810 20331.346 23478.550 20332.948 23686.645 C 20334.553 23894.740 20334.553 24235.259 20332.948 24443.353 C 20331.343 24651.448 20330.032 24481.189 20330.032 24064.999 Z">
              <!-- 8 nodes -->
            </draw:path>
            <draw:path id="path385" draw:style-name="style8" draw:layer="layout" svg:x="4.366cm" svg:y="3.811cm" svg:width="9.126cm" svg:height="10.661cm" svg:viewBox="0.0 0.0 9126.433 10661.413" svg:d="M 12550.213 18281.474 C 13073.094 18279.956 13925.581 18279.956 14444.630 18281.474 C 14963.678 18282.992 14535.866 18284.234 13493.937 18284.234 C 12452.007 18284.233 12027.332 18282.992 12550.213 18281.474 ZM 8744.666 11370.692 C 8775.225 11368.553 8825.232 11368.553 8855.791 11370.692 C 8886.350 11372.831 8861.347 11374.579 8800.228 11374.579 C 8739.110 11374.579 8714.106 11372.830 8744.666 11370.692 ZM 10178.707 11370.670 C 10212.177 11368.570 10266.946 11368.570 10300.416 11370.670 C 10333.886 11372.770 10306.501 11374.489 10239.562 11374.489 C 10172.622 11374.489 10145.238 11372.770 10178.707 11370.670 ZM 13073.249 11370.550 C 13196.942 11368.858 13399.348 11368.858 13523.041 11370.550 C 13646.733 11372.242 13545.531 11373.629 13298.145 11373.629 C 13050.759 11373.629 12949.557 11372.243 13073.249 11370.550 ZM 17666.416 11370.670 C 17696.975 11368.531 17746.981 11368.531 17777.541 11370.670 C 17808.100 11372.809 17783.097 11374.557 17721.978 11374.557 C 17660.859 11374.557 17635.857 11372.808 17666.416 11370.670 ZM 17854.147 9584.601 C 17854.147 8612.522 17855.392 8216.420 17856.913 8704.374 C 17858.437 9192.329 17858.437 9987.666 17856.913 10471.791 C 17855.392 10955.916 17854.147 10556.680 17854.147 9584.601 ZM 14223.375 10314.851 C 14223.383 10192.614 14224.923 10144.057 14226.798 10206.947 C 14228.673 10269.837 14228.667 10369.850 14226.788 10429.197 C 14224.904 10488.544 14223.371 10437.089 14223.380 10314.851 L 14223.375 10314.851 ZM 12170.816 9473.476 C 12170.816 8900.124 12172.097 8665.571 12173.663 8952.247 C 12175.229 9238.923 12175.229 9708.029 12173.663 9994.705 C 12172.097 10281.381 12170.816 10046.828 12170.816 9473.476 ZM 16277.149 9473.476 C 16277.149 8900.124 16278.430 8665.571 16279.996 8952.247 C 16281.562 9238.923 16281.562 9708.029 16279.996 9994.705 C 16278.430 10281.381 16277.149 10046.828 16277.149 9473.476 ZM 9068.055 9433.818 C 9136.778 9431.973 9246.315 9431.979 9311.471 9433.828 C 9376.627 9435.682 9320.399 9437.193 9186.520 9437.185 C 9052.641 9437.178 8999.331 9435.661 9068.055 9433.815 L 9068.055 9433.818 ZM 14413.788 8489.226 C 14413.788 8381.541 14415.360 8337.488 14417.280 8391.330 C 14419.200 8445.173 14419.200 8533.279 14417.280 8587.122 C 14415.360 8640.965 14413.788 8596.911 14413.788 8489.226 ZM 16815.627 7684.893 C 16815.627 7629.595 16817.412 7606.973 16819.590 7634.622 C 16821.771 7662.271 16821.771 7707.515 16819.590 7735.164 C 16817.409 7762.812 16815.627 7740.191 16815.627 7684.893 Z">
              <!-- 50 nodes -->
            </draw:path>
            <draw:path id="path383" draw:style-name="style9" draw:layer="layout" svg:x="7.554cm" svg:y="10.177cm" svg:width="1.176cm" svg:height="1.248cm" svg:viewBox="0.0 0.0 1175.684 1248.187" svg:d="M 15145.148 21599.218 C 15231.006 21597.439 15371.499 21597.439 15457.357 21599.218 C 15543.214 21600.997 15472.967 21602.453 15301.252 21602.453 C 15129.538 21602.453 15059.291 21600.998 15145.148 21599.218 ZM 15145.148 21493.384 C 15231.006 21491.605 15371.499 21491.605 15457.357 21493.384 C 15543.214 21495.163 15472.967 21496.619 15301.252 21496.619 C 15129.538 21496.619 15059.291 21495.164 15145.148 21493.384 ZM 16279.530 20522.341 C 16279.536 20371.000 16281.024 20310.559 16282.833 20388.029 C 16284.645 20465.498 16284.639 20589.323 16282.823 20663.195 C 16281.005 20737.067 16279.525 20673.683 16279.531 20522.341 L 16279.530 20522.341 Z">
              <!-- 13 nodes -->
            </draw:path>
            <draw:path id="path381" draw:style-name="style10" draw:layer="layout" svg:x="4.566cm" svg:y="3.991cm" svg:width="9.530cm" svg:height="8.313cm" svg:viewBox="0.0 0.0 9529.855 8312.762" svg:d="M 11874.123 15135.490 C 11874.123 14102.292 11875.365 13679.621 11876.883 14196.219 C 11878.401 14712.819 11878.401 15558.162 11876.883 16074.761 C 11875.365 16591.360 11874.123 16168.688 11874.123 15135.490 ZM 12316.094 11889.055 C 12599.859 11887.489 13064.203 11887.489 13347.968 11889.055 C 13631.734 11890.624 13399.562 11891.905 12832.031 11891.905 C 12264.500 11891.905 12032.328 11890.624 12316.094 11889.055 ZM 9132.903 10701.074 C 9132.903 10244.138 9134.205 10057.210 9135.798 10285.678 C 9137.391 10514.145 9137.391 10888.002 9135.798 11116.470 C 9134.205 11344.937 9132.903 11158.009 9132.903 10701.074 ZM 13292.150 10489.407 C 13292.150 10038.292 13293.455 9853.746 13295.048 10079.303 C 13296.641 10304.860 13296.641 10673.954 13295.048 10899.511 C 13293.455 11125.068 13292.150 10940.522 13292.150 10489.407 ZM 10487.282 10822.782 C 10487.286 10624.874 10488.713 10545.407 10490.454 10646.189 C 10492.194 10746.971 10492.191 10908.896 10490.447 11006.022 C 10488.701 11103.148 10487.278 11020.690 10487.282 10822.782 ZM 10953.281 9653.324 C 10953.281 9091.613 10954.565 8861.823 10956.131 9142.678 C 10957.700 9423.533 10957.700 9883.114 10956.131 10163.970 C 10954.562 10444.825 10953.281 10215.034 10953.281 9653.324 ZM 15059.614 9653.324 C 15059.614 9091.613 15060.899 8861.823 15062.468 9142.678 C 15064.037 9423.533 15064.037 9883.114 15062.468 10163.970 C 15060.899 10444.825 15059.614 10215.034 15059.614 9653.324 ZM 9132.895 8801.365 C 9132.896 8358.982 9134.203 8179.550 9135.799 8402.628 C 9137.395 8625.706 9137.395 8987.656 9135.798 9206.961 C 9134.202 9426.267 9132.894 9243.749 9132.897 8801.365 L 9132.895 8801.365 ZM 13416.760 9423.176 C 13479.334 9421.304 13581.728 9421.304 13644.302 9423.176 C 13706.876 9425.048 13655.679 9426.578 13530.531 9426.578 C 13405.383 9426.578 13354.186 9425.048 13416.760 9423.176 ZM 13292.113 8706.115 C 13292.114 8316.120 13293.436 8158.113 13295.047 8354.991 C 13296.661 8551.868 13296.658 8870.956 13295.045 9064.074 C 13293.431 9257.193 13292.111 9096.111 13292.111 8706.115 L 13292.113 8706.115 ZM 10486.961 8774.907 C 10486.961 8661.401 10488.518 8614.966 10490.421 8671.719 C 10492.323 8728.473 10492.323 8821.341 10490.421 8878.095 C 10488.519 8934.848 10486.961 8888.413 10486.961 8774.907 ZM 9289.260 7983.828 C 9369.297 7982.031 9500.265 7982.031 9580.302 7983.828 C 9660.338 7985.625 9594.854 7987.098 9434.781 7987.098 C 9274.708 7987.098 9209.224 7985.628 9289.260 7983.828 ZM 13448.510 7983.828 C 13528.547 7982.031 13659.515 7982.031 13739.552 7983.828 C 13819.588 7985.625 13754.104 7987.098 13594.031 7987.098 C 13433.958 7987.098 13368.474 7985.628 13448.510 7983.828 ZM 17220.786 7983.823 C 17320.819 7982.086 17487.507 7982.083 17591.203 7983.816 C 17694.898 7985.550 17613.052 7986.972 17409.323 7986.976 C 17205.593 7986.980 17120.752 7985.560 17220.786 7983.823 ZM 18247.369 7983.823 C 18347.403 7982.086 18514.090 7982.083 18617.786 7983.816 C 18721.481 7985.550 18639.635 7986.972 18435.906 7986.976 C 18232.177 7986.980 18147.335 7985.560 18247.369 7983.823 Z">
              <!-- 62 nodes -->
            </draw:path>
            <draw:path id="path379" draw:style-name="style11" draw:layer="layout" svg:x="7.424cm" svg:y="7.897cm" svg:width="3.258cm" svg:height="4.902cm" svg:viewBox="0.0 0.0 3258.066 4901.563" svg:d="M 14847.713 20337.334 C 14847.712 20017.188 14849.057 19884.691 14850.701 20042.897 C 14852.345 20201.103 14852.348 20463.041 14850.704 20624.981 C 14849.060 20786.920 14847.713 20657.480 14847.713 20337.334 ZM 17142.002 15794.442 C 17379.202 15792.855 17767.345 15792.855 18004.544 15794.442 C 18241.743 15796.029 18047.671 15797.328 17573.273 15797.328 C 17098.876 15797.328 16904.803 15796.029 17142.002 15794.442 Z">
              <!-- 8 nodes -->
            </draw:path>
            <draw:path id="path377" draw:style-name="style12" draw:layer="layout" svg:x="4.487cm" svg:y="3.726cm" svg:width="9.414cm" svg:height="5.519cm" svg:viewBox="0.0 0.0 9414.443 5518.549" svg:d="M 12015.385 12968.403 C 12124.907 12966.681 12301.119 12966.684 12406.968 12968.409 C 12512.818 12970.134 12423.210 12971.542 12207.839 12971.539 C 11992.468 12971.535 11905.864 12970.123 12015.385 12968.403 ZM 13364.068 11052.835 C 13441.194 11051.026 13567.400 11051.026 13644.526 11052.835 C 13721.652 11054.644 13658.549 11056.123 13504.297 11056.123 C 13350.045 11056.123 13286.942 11054.644 13364.068 11052.835 ZM 11128.125 9383.286 C 11128.126 8836.128 11129.412 8613.842 11130.981 8889.317 C 11132.553 9164.793 11132.553 9612.468 11130.981 9884.151 C 11129.409 10155.834 11128.125 9930.445 11128.125 9383.286 L 11128.125 9383.286 ZM 15234.459 9383.286 C 15234.459 8836.128 15235.746 8613.842 15237.315 8889.317 C 15238.884 9164.793 15238.884 9612.468 15237.313 9884.151 C 15235.741 10155.834 15234.457 9930.445 15234.457 9383.286 L 15234.459 9383.286 ZM 13358.776 9391.254 C 13432.992 9389.436 13554.436 9389.436 13628.652 9391.254 C 13702.867 9393.072 13642.145 9394.561 13493.714 9394.561 C 13345.283 9394.561 13284.561 9393.073 13358.776 9391.254 ZM 9024.901 7486.237 C 9142.773 7484.533 9335.655 7484.533 9453.526 7486.237 C 9571.398 7487.941 9474.958 7489.333 9239.214 7489.333 C 9003.470 7489.333 8907.030 7487.941 9024.901 7486.237 ZM 13190.152 7486.234 C 13311.324 7484.536 13506.586 7484.536 13624.068 7486.239 C 13741.551 7487.940 13642.410 7489.331 13403.756 7489.329 C 13165.101 7489.326 13068.980 7487.934 13190.152 7486.234 ZM 17401.610 7486.227 C 17644.629 7484.643 18042.298 7484.643 18285.318 7486.227 C 18528.338 7487.811 18329.504 7489.110 17843.464 7489.110 C 17357.424 7489.110 17158.590 7487.814 17401.610 7486.227 ZM 11665.443 7454.702 C 11687.271 7452.419 11722.990 7452.419 11744.818 7454.702 C 11766.646 7456.985 11748.787 7458.853 11705.130 7458.853 C 11661.474 7458.853 11643.615 7456.984 11665.443 7454.702 ZM 15771.777 7454.702 C 15793.605 7452.419 15829.323 7452.419 15851.151 7454.702 C 15872.979 7456.985 15855.120 7458.853 15811.464 7458.853 C 15767.808 7458.853 15749.948 7456.984 15771.777 7454.702 Z">
              <!-- 42 nodes -->
            </draw:path>
            <draw:path id="path375" draw:style-name="style13" draw:layer="layout" svg:x="7.423cm" svg:y="9.742cm" svg:width="0.005cm" svg:height="2.044cm" svg:viewBox="0.0 0.0 4.866 2044.494" svg:d="M 14846.728 21399.499 C 14846.718 21283.083 14848.264 21234.014 14850.163 21290.457 C 14852.062 21346.900 14852.071 21442.150 14850.185 21502.124 C 14848.295 21562.098 14846.741 21515.916 14846.731 21399.499 L 14846.728 21399.499 ZM 14847.352 20076.583 C 14847.352 19546.887 14848.642 19331.743 14850.217 19598.486 C 14851.792 19865.229 14851.792 20298.616 14850.215 20561.569 C 14848.640 20824.523 14847.353 20606.279 14847.353 20076.583 L 14847.352 20076.583 Z">
              <!-- 10 nodes -->
            </draw:path>
            <draw:path id="path373" draw:style-name="style14" draw:layer="layout" svg:x="8.842cm" svg:y="10.190cm" svg:width="0.005cm" svg:height="0.320cm" svg:viewBox="0.0 0.0 4.702 320.157" svg:d="M 17683.320 20540.922 C 17683.320 20398.311 17684.817 20339.971 17686.649 20411.276 C 17688.479 20482.581 17688.479 20599.262 17686.649 20670.567 C 17684.819 20741.873 17683.320 20683.532 17683.320 20540.922 Z">
              <!-- 4 nodes -->
            </draw:path>
            <draw:path id="path371" draw:style-name="style15" draw:layer="layout" svg:x="4.313cm" svg:y="3.811cm" svg:width="9.942cm" svg:height="9.035cm" svg:viewBox="0.0 0.0 9941.989 9035.063" svg:d="M 14413.954 16368.554 C 14413.956 16112.437 14415.337 16009.176 14417.021 16139.086 C 14418.707 16268.995 14418.704 16478.545 14417.017 16604.753 C 14415.331 16730.960 14413.951 16624.671 14413.954 16368.554 ZM 14541.007 16294.470 C 14541.005 15997.608 14542.360 15874.640 14544.020 16021.210 C 14545.679 16167.780 14545.679 16410.667 14544.023 16560.960 C 14542.367 16711.253 14541.009 16591.333 14541.007 16294.470 ZM 8625.185 9468.220 C 8625.185 8432.112 8626.427 8009.817 8627.945 8529.788 C 8629.463 9049.759 8629.463 9897.484 8627.945 10413.621 C 8626.427 10929.759 8625.185 10504.329 8625.185 9468.220 L 8625.185 9468.220 ZM 12784.435 9468.220 C 12784.435 8432.112 12785.677 8009.817 12787.195 8529.788 C 12788.713 9049.759 12788.713 9897.484 12787.195 10413.621 C 12785.677 10929.759 12784.435 10504.329 12784.435 9468.220 L 12784.435 9468.220 ZM 17546.928 9584.637 C 17546.928 8612.558 17548.173 8216.456 17549.694 8704.410 C 17551.218 9192.365 17551.218 9987.702 17549.694 10471.827 C 17548.173 10955.952 17546.928 10556.716 17546.928 9584.637 ZM 9979.420 10595.346 C 9979.420 10400.348 9980.848 10320.576 9982.595 10418.075 C 9984.341 10515.573 9984.341 10675.117 9982.595 10772.616 C 9980.849 10870.115 9979.420 10790.343 9979.420 10595.346 ZM 14424.186 10325.470 C 14424.194 10197.412 14425.722 10146.479 14427.582 10212.286 C 14429.442 10278.093 14429.436 10382.868 14427.571 10445.119 C 14425.702 10507.371 14424.182 10453.529 14424.190 10325.470 L 14424.186 10325.470 ZM 12371.598 9468.220 C 12371.598 8891.958 12372.879 8657.767 12374.445 8947.797 C 12376.011 9237.826 12376.011 9709.314 12374.444 9995.547 C 12372.878 10281.780 12371.597 10044.483 12371.597 9468.220 L 12371.598 9468.220 ZM 16477.931 9468.220 C 16477.932 8891.958 16479.212 8657.767 16480.778 8947.797 C 16482.344 9237.826 16482.344 9709.314 16480.777 9995.547 C 16479.211 10281.780 16477.930 10044.483 16477.930 9468.220 L 16477.931 9468.220 ZM 8982.488 9666.715 C 9033.421 9664.774 9116.764 9664.774 9167.697 9666.715 C 9218.629 9668.656 9176.957 9670.243 9075.092 9670.243 C 8973.228 9670.243 8931.556 9668.656 8982.488 9666.715 ZM 9979.240 8632.137 C 9979.247 8492.437 9980.752 8436.751 9982.586 8508.390 C 9984.419 8580.029 9984.413 8694.329 9982.576 8762.390 C 9980.734 8830.451 9979.233 8771.837 9979.240 8632.137 ZM 14106.528 8531.595 C 14106.528 8429.731 14108.115 8388.059 14110.056 8438.991 C 14111.997 8489.924 14111.997 8573.267 14110.056 8624.199 C 14108.115 8675.132 14106.528 8633.460 14106.528 8531.595 ZM 18561.574 7684.929 C 18561.574 7629.631 18563.357 7607.009 18565.538 7634.658 C 18567.719 7662.307 18567.719 7707.551 18565.538 7735.200 C 18563.357 7762.848 18561.574 7740.227 18561.574 7684.929 Z">
              <!-- 57 nodes -->
            </draw:path>
            <draw:path id="path369" draw:style-name="style16" draw:layer="layout" svg:x="10.101cm" svg:y="11.603cm" svg:width="0.132cm" svg:height="0.388cm" svg:viewBox="0.0 0.0 131.657 387.521" svg:d="M 20202.305 23408.682 C 20202.310 23245.698 20203.778 23180.502 20205.570 23263.801 C 20207.361 23347.100 20207.355 23480.450 20205.560 23560.135 C 20203.766 23639.819 20202.299 23571.665 20202.305 23408.682 ZM 20329.116 23339.890 C 20329.116 23220.563 20330.661 23171.747 20332.546 23231.411 C 20334.433 23291.075 20334.433 23388.706 20332.546 23448.369 C 20330.659 23508.033 20329.116 23459.217 20329.116 23339.890 Z">
              <!-- 8 nodes -->
            </draw:path>
            <draw:path id="path367" draw:style-name="style17" draw:layer="layout" svg:x="7.569cm" svg:y="9.357cm" svg:width="0.399cm" svg:height="0.005cm" svg:viewBox="0.0 0.0 398.563 4.546" svg:d="M 15175.656 18715.340 C 15264.424 18713.570 15409.680 18713.570 15498.448 18715.340 C 15587.215 18717.110 15514.588 18718.558 15337.052 18718.558 C 15159.517 18718.558 15086.888 18717.109 15175.656 18715.340 Z">
              <!-- 4 nodes -->
            </draw:path>
            <draw:path id="path365" draw:style-name="style18" draw:layer="layout" svg:x="4.376cm" svg:y="3.818cm" svg:width="9.106cm" svg:height="10.644cm" svg:viewBox="0.0 0.0 9105.654 10643.922" svg:d="M 12560.409 18277.798 C 13083.290 18276.280 13935.777 18276.280 14454.826 18277.798 C 14973.874 18279.316 14546.062 18280.558 13504.132 18280.558 C 12462.203 18280.557 12037.528 18279.316 12560.409 18277.798 ZM 8765.800 11367.003 C 8796.554 11364.858 8844.179 11364.882 8871.633 11367.063 C 8899.087 11369.235 8873.925 11370.990 8815.716 11370.962 C 8757.508 11370.932 8735.045 11369.156 8765.800 11367.013 L 8765.800 11367.003 ZM 10194.195 11367.013 C 10224.754 11364.874 10274.761 11364.874 10305.320 11367.013 C 10335.880 11369.152 10310.876 11370.900 10249.758 11370.900 C 10188.639 11370.900 10163.636 11369.151 10194.195 11367.013 ZM 13088.737 11366.893 C 13209.519 11365.195 13407.163 11365.195 13527.945 11366.893 C 13648.727 11368.591 13549.906 11369.981 13308.341 11369.981 C 13066.776 11369.981 12967.954 11368.592 13088.737 11366.893 ZM 17687.550 11367.013 C 17718.305 11364.868 17765.930 11364.892 17793.383 11367.073 C 17820.837 11369.245 17795.675 11371.000 17737.466 11370.973 C 17679.258 11370.943 17656.795 11369.167 17687.550 11367.023 L 17687.550 11367.013 ZM 17853.760 9591.537 C 17853.760 8619.458 17855.005 8223.356 17856.526 8711.311 C 17858.050 9199.265 17858.050 9994.602 17856.526 10478.727 C 17855.005 10962.852 17853.760 10563.617 17853.760 9591.537 ZM 14244.154 10321.787 C 14244.163 10199.550 14245.702 10150.993 14247.577 10213.884 C 14249.452 10276.774 14249.443 10376.786 14247.567 10436.133 C 14245.683 10495.481 14244.150 10444.025 14244.159 10321.787 L 14244.154 10321.787 ZM 12191.596 9475.121 C 12191.597 8898.858 12192.877 8664.668 12194.443 8954.697 C 12196.009 9244.727 12196.009 9716.214 12194.442 10002.447 C 12192.876 10288.680 12191.595 10051.383 12191.595 9475.121 L 12191.596 9475.121 ZM 16297.929 9475.121 C 16297.930 8898.858 16299.210 8664.668 16300.776 8954.697 C 16302.342 9244.727 16302.342 9716.214 16300.775 10002.447 C 16299.209 10288.680 16297.928 10051.383 16297.928 9475.121 L 16297.929 9475.121 ZM 9077.653 9451.342 C 9146.048 9449.497 9257.967 9449.497 9326.362 9451.342 C 9394.756 9453.187 9338.797 9454.694 9202.008 9454.694 C 9065.218 9454.694 9009.259 9453.185 9077.653 9451.342 ZM 14413.360 8496.162 C 14413.360 8394.298 14414.947 8352.626 14416.888 8403.558 C 14418.829 8454.491 14418.829 8537.834 14416.888 8588.766 C 14414.947 8639.699 14413.360 8598.027 14413.360 8496.162 ZM 16836.348 7697.121 C 16836.348 7644.733 16838.106 7621.968 16840.324 7646.531 C 16842.544 7671.093 16842.571 7713.956 16840.444 7741.781 C 16838.257 7769.605 16836.440 7749.508 16836.409 7697.121 L 16836.348 7697.121 Z">
              <!-- 54 nodes -->
            </draw:path>
            <draw:path id="path363" draw:style-name="style19" draw:layer="layout" svg:x="4.556cm" svg:y="3.981cm" svg:width="9.540cm" svg:height="8.330cm" svg:viewBox="0.0 0.0 9540.251 8329.879" svg:d="M 11852.959 15124.907 C 11852.959 14085.888 11854.201 13660.835 11855.719 14180.345 C 11857.237 14699.854 11857.237 15549.960 11855.719 16069.470 C 11854.201 16588.979 11852.959 16163.926 11852.959 15124.907 ZM 12316.095 11889.055 C 12599.861 11887.489 13064.204 11887.489 13347.970 11889.055 C 13631.736 11890.621 13399.564 11891.905 12832.033 11891.905 C 12264.501 11891.905 12032.329 11890.621 12316.095 11889.055 ZM 9111.739 10685.199 C 9111.740 10225.353 9113.044 10038.779 9114.635 10270.590 C 9116.225 10502.401 9116.225 10878.639 9114.633 11106.674 C 9113.040 11334.708 9111.738 11145.045 9111.741 10685.199 L 9111.739 10685.199 ZM 13270.985 10478.824 C 13270.985 10027.709 13272.290 9843.162 13273.883 10068.720 C 13275.476 10294.277 13275.476 10663.371 13273.883 10888.928 C 13272.290 11114.485 13270.985 10929.939 13270.985 10478.824 ZM 10466.117 10822.782 C 10466.121 10624.874 10467.548 10545.407 10469.289 10646.189 C 10471.029 10746.971 10471.026 10908.896 10469.282 11006.022 C 10467.536 11103.149 10466.113 11020.691 10466.117 10822.782 ZM 10953.283 9642.741 C 10953.283 9081.030 10954.567 8851.239 10956.133 9132.095 C 10957.702 9412.950 10957.702 9872.531 10956.133 10153.386 C 10954.564 10434.242 10953.283 10204.451 10953.283 9642.741 ZM 15059.616 9642.741 C 15059.616 9081.030 15060.900 8851.239 15062.469 9132.095 C 15064.038 9412.950 15064.038 9872.531 15062.469 10153.386 C 15060.900 10434.242 15059.616 10204.451 15059.616 9642.741 ZM 9111.732 8796.074 C 9111.732 8350.780 9113.037 8168.615 9114.633 8391.261 C 9116.229 8613.908 9116.229 8978.240 9114.633 9200.886 C 9113.037 9423.533 9111.732 9241.368 9111.732 8796.074 ZM 13405.592 9423.183 C 13467.843 9421.314 13572.618 9421.308 13638.425 9423.172 C 13704.232 9425.032 13653.299 9426.560 13525.241 9426.568 C 13397.183 9426.576 13343.341 9425.053 13405.592 9423.186 L 13405.592 9423.183 ZM 13270.948 8695.532 C 13270.949 8305.536 13272.271 8147.530 13273.882 8344.408 C 13275.496 8541.285 13275.496 8860.373 13273.880 9053.491 C 13272.266 9246.609 13270.946 9085.528 13270.946 8695.532 L 13270.948 8695.532 ZM 10465.759 8764.324 C 10465.759 8656.638 10467.331 8612.585 10469.251 8666.428 C 10471.171 8720.271 10471.171 8808.377 10469.251 8862.220 C 10467.331 8916.063 10465.759 8872.009 10465.759 8764.324 ZM 9278.678 7962.662 C 9358.715 7960.865 9489.684 7960.865 9569.720 7962.662 C 9649.756 7964.459 9584.272 7965.931 9424.199 7965.931 C 9264.126 7965.931 9198.642 7964.461 9278.678 7962.662 ZM 13443.860 7962.657 C 13527.160 7960.866 13660.510 7960.872 13740.194 7962.666 C 13819.878 7964.460 13751.724 7965.927 13588.741 7965.921 C 13425.758 7965.916 13360.561 7964.448 13443.860 7962.657 ZM 17216.179 7962.653 C 17319.498 7960.919 17488.567 7960.919 17591.887 7962.653 C 17695.207 7964.384 17610.672 7965.803 17404.033 7965.803 C 17197.393 7965.803 17112.859 7964.384 17216.179 7962.653 ZM 18232.178 7962.653 C 18335.498 7960.919 18504.567 7960.919 18607.887 7962.653 C 18711.207 7964.384 18626.672 7965.803 18420.033 7965.803 C 18213.393 7965.803 18128.859 7964.384 18232.178 7962.653 Z">
              <!-- 63 nodes -->
            </draw:path>
            <draw:path id="path361" draw:style-name="style20" draw:layer="layout" svg:x="7.436cm" svg:y="10.184cm" svg:width="1.283cm" svg:height="1.258cm" svg:viewBox="0.0 0.0 1283.004 1258.267" svg:d="M 14875.000 21621.660 C 14879.464 21617.204 15020.915 21614.827 15189.337 21616.379 L 15495.559 21619.202 L 15181.222 21624.483 C 15008.337 21627.387 14870.537 21626.118 14875.000 21621.660 ZM 14872.762 21489.534 C 14870.056 21485.168 14959.071 21482.816 15070.575 21484.306 C 15456.766 21489.470 15494.140 21492.986 15186.622 21495.223 C 15016.706 21496.459 14875.469 21493.900 14872.762 21489.534 ZM 16151.035 20534.388 C 16151.035 20385.957 16152.523 20325.235 16154.343 20399.450 C 16156.161 20473.666 16156.161 20595.110 16154.343 20669.325 C 16152.525 20743.541 16151.035 20682.819 16151.035 20534.388 Z">
              <!-- 13 nodes -->
            </draw:path>
            <draw:path id="path359" draw:style-name="style21" draw:layer="layout" svg:x="4.327cm" svg:y="3.737cm" svg:width="9.917cm" svg:height="5.497cm" svg:viewBox="0.0 0.0 9916.877 5497.375" svg:d="M 11843.848 12968.406 C 11952.989 12966.687 12131.583 12966.687 12240.723 12968.406 C 12349.864 12970.125 12260.567 12971.534 12042.286 12971.534 C 11824.005 12971.534 11734.708 12970.127 11843.848 12968.406 ZM 14050.473 11645.479 C 14284.762 11643.889 14668.143 11643.889 14902.431 11645.479 C 15136.720 11647.069 14945.030 11648.368 14476.452 11648.368 C 14007.875 11648.368 13816.185 11647.069 14050.473 11645.479 ZM 13197.890 11074.009 C 13271.762 11072.191 13395.587 11072.188 13473.057 11073.999 C 13550.526 11075.811 13490.086 11077.296 13338.744 11077.302 C 13187.403 11077.308 13124.018 11075.826 13197.890 11074.010 L 13197.890 11074.009 ZM 10957.280 9399.163 C 10957.280 8854.915 10958.567 8632.268 10960.139 8904.392 C 10961.711 9176.516 10961.711 9621.810 10960.139 9893.934 C 10958.567 10166.058 10957.280 9943.411 10957.280 9399.163 ZM 15063.612 9399.163 C 15063.612 8854.915 15064.899 8632.268 15066.471 8904.392 C 15068.043 9176.516 15068.043 9621.810 15066.471 9893.934 C 15064.899 10166.058 15063.612 9943.411 15063.612 9399.163 ZM 13199.131 9391.250 C 13273.686 9389.429 13392.748 9389.432 13463.715 9391.261 C 13534.681 9393.088 13473.681 9394.580 13328.161 9394.573 C 13182.640 9394.567 13124.577 9393.070 13199.131 9391.249 L 13199.131 9391.250 ZM 8654.148 7512.561 C 8658.585 7508.127 8852.422 7505.748 9084.897 7507.275 L 9507.577 7510.050 L 9076.829 7515.336 C 8839.917 7518.243 8649.710 7516.995 8654.148 7512.561 ZM 12813.396 7512.562 C 12817.833 7508.129 13014.051 7505.751 13249.437 7507.276 L 13677.411 7510.048 L 13241.370 7515.334 C 13001.548 7518.241 12808.960 7516.993 12813.396 7512.562 ZM 17683.203 7515.331 L 16799.494 7509.856 L 17679.932 7507.303 C 18258.246 7505.626 18562.614 7508.380 18566.911 7515.332 C 18570.508 7521.153 18571.980 7524.766 18570.181 7523.361 C 18568.384 7521.957 18169.242 7518.343 17683.203 7515.332 L 17683.203 7515.331 ZM 11505.182 7475.871 C 11527.010 7473.588 11562.729 7473.588 11584.557 7475.871 C 11606.385 7478.154 11588.525 7480.023 11544.869 7480.023 C 11501.213 7480.023 11483.353 7478.154 11505.182 7475.871 ZM 15611.515 7475.871 C 15633.343 7473.588 15669.062 7473.588 15690.890 7475.871 C 15712.718 7478.154 15694.859 7480.023 15651.202 7480.023 C 15607.546 7480.023 15589.687 7478.154 15611.515 7475.871 Z">
              <!-- 51 nodes -->
            </draw:path>
            <draw:path id="path357" draw:style-name="style22" draw:layer="layout" svg:x="7.434cm" svg:y="11.970cm" svg:width="0.004cm" svg:height="0.810cm" svg:viewBox="0.0 0.0 4.175 810.206" svg:d="M 14868.953 24347.420 C 14868.952 23986.528 14870.282 23837.357 14871.908 24015.928 C 14873.534 24194.498 14873.534 24489.773 14871.911 24672.094 C 14870.285 24854.416 14868.956 24708.311 14868.953 24347.420 L 14868.953 24347.420 Z">
              <!-- 5 nodes -->
            </draw:path>
            <draw:path id="path355" draw:style-name="style23" draw:layer="layout" svg:x="4.323cm" svg:y="3.818cm" svg:width="9.921cm" svg:height="3.184cm" svg:viewBox="0.0 0.0 9920.831 3184.493" svg:d="M 8646.352 9480.390 C 8646.352 8447.192 8647.594 8024.520 8649.112 8541.119 C 8650.630 9057.718 8650.630 9903.061 8649.112 10419.660 C 8647.594 10936.259 8646.352 10513.587 8646.352 9480.390 ZM 12805.602 9480.390 C 12805.602 8447.192 12806.844 8024.520 12808.362 8541.119 C 12809.880 9057.718 12809.880 9903.061 12808.362 10419.660 C 12806.844 10936.259 12805.602 10513.587 12805.602 9480.390 ZM 17568.095 9591.515 C 17568.095 8619.435 17569.340 8223.333 17570.861 8711.288 C 17572.385 9199.242 17572.385 9994.580 17570.861 10478.705 C 17569.340 10962.829 17568.095 10563.594 17568.095 9591.515 ZM 10000.586 10602.223 C 10000.586 10407.225 10002.014 10327.453 10003.762 10424.952 C 10005.508 10522.451 10005.508 10681.995 10003.762 10779.494 C 10002.016 10876.993 10000.586 10797.221 10000.586 10602.223 ZM 14424.186 10332.348 C 14424.194 10204.290 14425.722 10153.357 14427.582 10219.164 C 14429.442 10284.971 14429.436 10389.746 14427.571 10451.997 C 14425.702 10514.248 14424.182 10460.406 14424.190 10332.348 L 14424.186 10332.348 ZM 12371.598 9475.098 C 12371.598 8898.835 12372.879 8664.645 12374.445 8954.674 C 12376.011 9244.704 12376.011 9716.191 12374.444 10002.424 C 12372.878 10288.657 12371.597 10051.360 12371.597 9475.098 L 12371.598 9475.098 ZM 16477.931 9475.098 C 16477.932 8898.835 16479.212 8664.645 16480.778 8954.674 C 16482.344 9244.704 16482.344 9716.191 16480.777 10002.424 C 16479.211 10288.657 16477.930 10051.360 16477.930 9475.098 L 16477.931 9475.098 ZM 8993.072 9663.009 C 9044.004 9661.068 9127.348 9661.068 9178.280 9663.009 C 9229.212 9664.950 9187.541 9666.537 9085.676 9666.537 C 8983.811 9666.537 8942.139 9664.950 8993.072 9663.009 ZM 10000.406 8639.015 C 10000.414 8499.315 10001.918 8443.628 10003.753 8515.267 C 10005.586 8586.906 10005.580 8701.206 10003.742 8769.267 C 10001.903 8837.328 10000.402 8778.714 10000.409 8639.015 L 10000.406 8639.015 ZM 14127.673 8533.181 C 14127.662 8434.227 14129.251 8392.321 14131.208 8440.057 C 14133.164 8487.793 14133.176 8568.756 14131.229 8619.974 C 14129.285 8671.192 14127.684 8632.135 14127.672 8533.181 L 14127.673 8533.181 ZM 18561.516 7697.098 C 18561.516 7644.711 18563.274 7621.945 18565.493 7646.508 C 18567.713 7671.071 18567.740 7713.933 18565.612 7741.758 C 18563.426 7769.582 18561.609 7749.486 18561.577 7697.098 L 18561.516 7697.098 Z">
              <!-- 50 nodes -->
            </draw:path>
            <draw:path id="path353" draw:style-name="style24" draw:layer="layout" svg:x="10.091cm" svg:y="11.792cm" svg:width="0.152cm" svg:height="0.947cm" svg:viewBox="0.0 0.0 152.281 947.403" svg:d="M 20181.872 24058.465 C 20181.872 23636.455 20183.183 23463.814 20184.785 23674.819 C 20186.387 23885.825 20186.387 24231.106 20184.785 24442.111 C 20183.183 24653.116 20181.872 24480.476 20181.872 24058.465 ZM 20330.039 24058.465 C 20330.039 23636.455 20331.350 23463.814 20332.951 23674.819 C 20334.553 23885.825 20334.553 24231.106 20332.951 24442.111 C 20331.350 24653.116 20330.039 24480.476 20330.039 24058.465 Z">
              <!-- 8 nodes -->
            </draw:path>
            <draw:path id="path351" draw:style-name="style25" draw:layer="layout" svg:x="7.432cm" svg:y="9.373cm" svg:width="0.011cm" svg:height="2.304cm" svg:viewBox="0.0 0.0 11.170 2303.804" svg:d="M 14865.259 20961.903 C 14865.259 20883.321 14866.924 20851.175 14868.961 20890.465 C 14870.998 20929.756 14870.998 20994.050 14868.961 21033.340 C 14866.924 21072.631 14865.259 21040.484 14865.259 20961.903 ZM 14863.609 19711.048 C 14862.235 19183.151 14864.683 18749.027 14869.050 18746.327 C 14876.239 18741.881 14876.168 19426.431 14868.900 20326.903 C 14867.370 20516.080 14864.995 20238.946 14863.623 19711.048 L 14863.609 19711.048 Z">
              <!-- 9 nodes -->
            </draw:path>
            <draw:path id="path349" draw:style-name="style26" draw:layer="layout" svg:x="4.376cm" svg:y="3.818cm" svg:width="9.091cm" svg:height="10.633cm" svg:viewBox="0.0 0.0 9091.378 10633.351" svg:d="M 12560.409 18267.203 C 13083.290 18265.685 13935.777 18265.685 14454.826 18267.203 C 14973.874 18268.721 14546.062 18269.963 13504.132 18269.963 C 12462.203 18269.962 12037.528 18268.721 12560.409 18267.203 ZM 8765.800 11356.408 C 8796.554 11354.263 8844.179 11354.287 8871.633 11356.468 C 8899.087 11358.640 8873.925 11360.395 8815.716 11360.367 C 8757.508 11360.337 8735.045 11358.561 8765.800 11356.418 L 8765.800 11356.408 ZM 10183.612 11356.419 C 10214.171 11354.280 10264.177 11354.280 10294.737 11356.419 C 10325.296 11358.558 10300.293 11360.306 10239.174 11360.306 C 10178.056 11360.306 10153.052 11358.557 10183.612 11356.419 ZM 13094.741 11356.299 C 13218.825 11354.604 13418.850 11354.607 13539.241 11356.304 C 13659.631 11358.002 13558.108 11359.387 13313.632 11359.384 C 13069.158 11359.381 12970.656 11357.992 13094.741 11356.299 ZM 17737.410 11356.509 L 17837.945 11352.873 L 17840.669 9593.777 L 17843.393 7834.681 L 17843.393 9596.806 L 17843.393 11358.931 L 17740.181 11359.537 L 17636.969 11360.143 L 17737.504 11356.507 L 17737.410 11356.509 ZM 14254.737 10321.764 C 14254.746 10199.527 14256.285 10150.970 14258.161 10213.861 C 14260.036 10276.751 14260.027 10376.763 14258.150 10436.111 C 14256.266 10495.458 14254.734 10444.002 14254.742 10321.764 L 14254.737 10321.764 ZM 12202.180 9475.098 C 12202.180 8898.835 12203.461 8664.645 12205.027 8954.674 C 12206.593 9244.704 12206.593 9716.191 12205.026 10002.424 C 12203.460 10288.657 12202.179 10051.360 12202.179 9475.098 L 12202.180 9475.098 ZM 16308.513 9475.098 C 16308.514 8898.835 16309.794 8664.645 16311.360 8954.674 C 16312.926 9244.704 16312.926 9716.191 16311.358 10002.424 C 16309.792 10288.657 16308.511 10051.360 16308.511 9475.098 L 16308.513 9475.098 ZM 9077.653 9461.903 C 9146.048 9460.058 9257.967 9460.058 9326.362 9461.903 C 9394.756 9463.748 9338.797 9465.255 9202.008 9465.255 C 9065.218 9465.255 9009.259 9463.746 9077.653 9461.903 ZM 14402.817 8496.140 C 14402.817 8388.454 14404.389 8344.401 14406.310 8398.244 C 14408.230 8452.086 14408.230 8540.193 14406.310 8594.035 C 14404.390 8647.878 14402.817 8603.825 14402.817 8496.140 ZM 16846.931 7697.098 C 16846.931 7644.711 16848.689 7621.945 16850.908 7646.508 C 16853.128 7671.071 16853.155 7713.933 16851.028 7741.758 C 16848.841 7769.582 16847.024 7749.486 16846.992 7697.098 L 16846.931 7697.098 Z">
              <!-- 55 nodes -->
            </draw:path>
            <draw:path id="path347" draw:style-name="style27" draw:layer="layout" svg:x="4.545cm" svg:y="3.938cm" svg:width="9.540cm" svg:height="8.372cm" svg:viewBox="0.0 0.0 9540.435 8372.287" svg:d="M 11831.794 15077.121 C 11831.794 14035.192 11833.036 13610.516 11834.554 14133.397 C 11836.072 14656.278 11836.072 15508.766 11834.554 16027.815 C 11833.036 16546.863 11831.794 16119.050 11831.794 15077.121 L 11831.794 15077.121 ZM 12734.977 11857.143 C 13254.947 11855.625 14102.672 11855.625 14618.810 11857.143 C 15134.948 11858.661 14709.517 11859.903 13673.409 11859.903 C 12637.301 11859.903 12215.006 11858.661 12734.977 11857.143 L 12734.977 11857.143 ZM 9090.576 10637.413 C 9090.576 10174.656 9091.878 9985.347 9093.468 10216.725 C 9095.058 10448.103 9095.058 10826.722 9093.468 11058.100 C 9091.878 11289.478 9090.576 11100.169 9090.576 10637.413 ZM 13249.823 10436.330 C 13249.823 9979.394 13251.125 9792.466 13252.718 10020.934 C 13254.311 10249.401 13254.311 10623.258 13252.718 10851.725 C 13251.125 11080.193 13249.823 10893.265 13249.823 10436.330 ZM 10444.959 10785.579 C 10444.959 10584.761 10446.381 10502.608 10448.121 10603.017 C 10449.861 10703.426 10449.861 10867.733 10448.121 10968.142 C 10446.381 11068.551 10444.959 10986.398 10444.959 10785.579 ZM 10953.284 9600.246 C 10953.284 9038.536 10954.568 8808.745 10956.137 9089.600 C 10957.706 9370.455 10957.706 9830.037 10956.137 10110.892 C 10954.568 10391.747 10953.284 10161.957 10953.284 9600.246 ZM 15059.618 9600.246 C 15059.618 9038.536 15060.902 8808.745 15062.468 9089.600 C 15064.037 9370.455 15064.037 9830.037 15062.468 10110.892 C 15060.899 10391.747 15059.618 10161.957 15059.618 9600.246 ZM 9090.568 8748.288 C 9090.569 8300.084 9091.873 8118.271 9093.469 8344.260 C 9095.062 8570.249 9095.062 8936.962 9093.468 9159.177 C 9091.872 9381.392 9090.567 9196.492 9090.570 8748.288 L 9090.568 8748.288 ZM 13395.597 9391.260 C 13463.991 9389.415 13575.910 9389.415 13644.305 9391.260 C 13712.700 9393.105 13656.740 9394.611 13519.951 9394.611 C 13383.161 9394.611 13327.202 9393.102 13395.597 9391.260 ZM 13249.786 8653.038 C 13249.788 8257.221 13251.106 8096.835 13252.717 8296.623 C 13254.328 8496.412 13254.328 8820.262 13252.716 9016.290 C 13251.105 9212.318 13249.785 9048.855 13249.788 8653.038 L 13249.786 8653.038 ZM 10444.594 8721.830 C 10444.594 8614.144 10446.166 8570.091 10448.086 8623.934 C 10450.006 8677.776 10450.006 8765.883 10448.086 8819.725 C 10446.166 8873.568 10444.594 8829.515 10444.594 8721.830 ZM 9262.805 7909.583 C 9345.752 7907.795 9481.483 7907.795 9564.430 7909.583 C 9647.377 7911.371 9579.511 7912.834 9413.617 7912.834 C 9247.724 7912.834 9179.858 7911.370 9262.805 7909.583 ZM 13427.994 7909.578 C 13514.207 7907.796 13652.320 7907.802 13734.910 7909.587 C 13817.501 7911.372 13746.963 7912.830 13578.159 7912.825 C 13409.355 7912.820 13341.781 7911.358 13427.994 7909.578 ZM 17211.576 7909.571 C 17318.184 7907.843 17489.634 7907.846 17592.576 7909.578 C 17695.517 7911.309 17608.292 7912.722 17398.742 7912.719 C 17189.192 7912.716 17104.967 7911.300 17211.576 7909.571 ZM 18215.622 7909.578 C 18315.656 7907.841 18482.344 7907.838 18586.039 7909.572 C 18689.734 7911.306 18607.888 7912.728 18404.159 7912.732 C 18200.430 7912.735 18115.589 7911.316 18215.622 7909.578 ZM 11729.001 7877.983 C 11753.894 7875.748 11791.994 7875.778 11813.668 7878.043 C 11835.342 7880.317 11814.976 7882.146 11768.409 7882.108 C 11721.842 7882.078 11704.109 7880.209 11729.001 7877.973 L 11729.001 7877.983 ZM 15835.334 7877.983 C 15860.228 7875.748 15898.327 7875.778 15920.001 7878.043 C 15941.676 7880.317 15921.309 7882.146 15874.742 7882.108 C 15828.176 7882.078 15810.442 7880.209 15835.334 7877.973 L 15835.334 7877.983 Z">
              <!-- 74 nodes -->
            </draw:path>
            <draw:path id="path345" draw:style-name="style28" draw:layer="layout" svg:x="7.573cm" svg:y="9.368cm" svg:width="1.284cm" svg:height="1.163cm" svg:viewBox="0.0 0.0 1283.991 1162.585" svg:d="M 16425.244 19718.095 C 16425.244 19558.022 16426.714 19492.538 16428.513 19572.574 C 16430.310 19652.611 16430.310 19783.580 16428.513 19863.616 C 16426.716 19943.652 16425.244 19878.168 16425.244 19718.095 ZM 15184.998 18736.511 C 15276.675 18734.750 15426.694 18734.750 15518.373 18736.511 C 15610.050 18738.272 15535.041 18739.715 15351.685 18739.715 C 15168.329 18739.715 15093.319 18738.275 15184.998 18736.511 Z">
              <!-- 8 nodes -->
            </draw:path>
            <draw:path id="path343" draw:style-name="style29" draw:layer="layout" svg:x="4.334cm" svg:y="3.780cm" svg:width="9.899cm" svg:height="5.444cm" svg:viewBox="0.0 0.0 9899.220 5443.757" svg:d="M 11839.299 13000.831 C 11953.873 12999.124 12144.373 12999.121 12262.633 13000.826 C 12380.892 13002.530 12287.150 13003.927 12054.317 13003.930 C 11821.483 13003.933 11724.726 13002.538 11839.299 13000.831 ZM 8667.606 9442.170 L 8667.636 7563.628 L 9075.094 7563.448 L 9482.553 7563.268 L 9077.769 7566.226 L 8672.986 7569.184 L 8670.268 9444.956 L 8667.550 11320.727 L 8667.580 9442.186 L 8667.606 9442.170 ZM 12826.856 9442.170 L 12826.886 7563.628 L 13242.284 7563.448 L 13657.682 7563.268 L 13244.959 7566.223 L 12832.236 7569.178 L 12829.518 9444.951 L 12826.800 11320.724 L 12826.830 9442.183 L 12826.856 9442.170 ZM 17589.277 9553.295 C 17589.277 8581.216 17590.522 8185.114 17592.046 8673.068 C 17593.570 9161.022 17593.570 9956.360 17592.046 10440.485 C 17590.525 10924.609 17589.277 10525.374 17589.277 9553.295 ZM 13205.254 11127.588 C 13291.111 11125.809 13431.605 11125.809 13517.463 11127.588 C 13603.320 11129.367 13533.073 11130.823 13361.358 11130.823 C 13189.644 11130.823 13119.397 11129.368 13205.254 11127.588 ZM 10021.809 10606.336 C 10021.809 10393.876 10023.222 10306.960 10024.947 10413.190 C 10026.672 10519.421 10026.672 10693.252 10024.947 10799.482 C 10023.222 10905.712 10021.809 10818.797 10021.809 10606.336 ZM 14424.269 10299.420 C 14424.269 10156.809 14425.765 10098.469 14427.598 10169.774 C 14429.428 10241.079 14429.428 10357.760 14427.598 10429.066 C 14425.768 10500.371 14424.269 10442.030 14424.269 10299.420 ZM 12371.618 9442.170 C 12371.618 8851.355 12372.896 8609.658 12374.459 8905.066 C 12376.022 9200.473 12376.022 9683.866 12374.459 9979.274 C 12372.896 10274.681 12371.618 10032.984 12371.618 9442.170 ZM 16477.952 9442.170 C 16477.952 8851.355 16479.230 8609.658 16480.793 8905.066 C 16482.356 9200.473 16482.356 9683.866 16480.793 9979.274 C 16479.230 10274.681 16477.952 10032.984 16477.952 9442.170 ZM 10953.448 9442.170 C 10953.448 8862.997 10954.729 8626.062 10956.295 8915.649 C 10957.861 9205.235 10957.861 9679.104 10956.295 9968.691 C 10954.729 10258.277 10953.448 10021.343 10953.448 9442.170 ZM 15059.781 9442.170 C 15059.781 8862.997 15061.062 8626.062 15062.628 8915.649 C 15064.194 9205.235 15064.194 9679.104 15062.628 9968.691 C 15061.062 10258.277 15059.781 10021.343 15059.781 9442.170 ZM 9004.191 9614.199 C 9055.409 9612.255 9136.371 9612.264 9184.107 9614.220 C 9231.843 9616.176 9189.938 9617.767 9090.983 9617.755 C 8992.029 9617.744 8952.973 9616.141 9004.191 9614.198 L 9004.191 9614.199 ZM 13194.671 9423.675 C 13274.708 9421.878 13405.676 9421.878 13485.713 9423.675 C 13565.749 9425.472 13500.265 9426.943 13340.192 9426.943 C 13180.119 9426.943 13114.634 9425.473 13194.671 9423.675 ZM 10021.563 8600.795 C 10021.570 8466.916 10023.087 8413.606 10024.933 8482.329 C 10026.781 8551.052 10026.772 8660.590 10024.923 8725.746 C 10023.069 8790.902 10021.559 8734.674 10021.566 8600.795 L 10021.563 8600.795 ZM 14148.856 8494.961 C 14148.845 8396.007 14150.434 8354.101 14152.390 8401.837 C 14154.346 8449.573 14154.359 8530.536 14152.412 8581.754 C 14150.468 8632.972 14148.867 8593.915 14148.855 8494.961 L 14148.856 8494.961 ZM 18559.904 7661.585 L 18557.774 7569.042 L 17682.004 7566.273 L 16806.233 7563.504 L 17682.336 7560.921 C 18406.104 7558.785 18559.384 7560.801 18563.875 7572.502 C 18566.863 7580.293 18567.673 7624.346 18565.672 7670.398 L 18562.034 7754.129 L 18559.904 7661.585 Z">
              <!-- 84 nodes -->
            </draw:path>
            <draw:path id="path341" draw:style-name="style30" draw:layer="layout" svg:x="10.080cm" svg:y="12.624cm" svg:width="0.174cm" svg:height="0.346cm" svg:viewBox="0.0 0.0 174.331 345.997" svg:d="M 20159.235 25488.398 C 20159.246 25395.264 20160.867 25358.581 20162.833 25406.880 C 20164.798 25455.178 20164.786 25531.378 20162.812 25576.213 C 20160.832 25621.048 20159.225 25581.531 20159.238 25488.398 L 20159.235 25488.398 ZM 20328.848 25403.731 C 20328.855 25264.031 20330.360 25208.345 20332.195 25279.983 C 20334.028 25351.623 20334.022 25465.923 20332.184 25533.983 C 20330.342 25602.045 20328.843 25543.431 20328.850 25403.731 L 20328.848 25403.731 Z">
              <!-- 10 nodes -->
            </draw:path>
            <draw:path id="path339" draw:style-name="style31" draw:layer="layout" svg:x="7.445cm" svg:y="12.676cm" svg:width="0.005cm" svg:height="0.274cm" svg:viewBox="0.0 0.0 4.825 274.454" svg:d="M 14889.126 25486.814 C 14889.135 25364.576 14890.674 25316.020 14892.550 25378.910 C 14894.425 25441.800 14894.416 25541.812 14892.539 25601.160 C 14890.655 25660.507 14889.122 25609.051 14889.131 25486.814 L 14889.126 25486.814 Z">
              <!-- 5 nodes -->
            </draw:path>
            <draw:path id="path337" draw:style-name="style32" draw:layer="layout" svg:x="4.339cm" svg:y="3.762cm" svg:width="9.885cm" svg:height="10.683cm" svg:viewBox="0.0 0.0 9884.834 10683.255" svg:d="M 10678.583 16641.122 C 10180.902 15779.377 9758.365 15047.126 9739.613 15013.901 L 9705.517 14953.491 L 10645.239 13324.051 L 11584.961 11694.610 L 13464.098 11691.934 L 15343.235 11689.258 L 16280.402 13311.183 C 16795.843 14203.241 17219.100 14938.139 17220.971 14944.289 C 17222.843 14950.438 16802.893 15687.301 16287.750 16581.763 L 15351.125 18208.059 L 13467.291 18207.939 L 11583.458 18207.819 L 10678.583 16641.122 ZM 15159.843 16389.100 L 16937.037 14611.882 L 16909.985 14576.704 C 16822.583 14463.053 15517.288 13024.769 15491.774 13013.999 C 15487.178 13012.058 15483.416 13003.724 15483.416 12995.478 C 15483.416 12983.818 15464.970 12980.485 15400.421 12980.485 L 15317.425 12980.485 L 15213.857 13242.422 C 15156.893 13386.488 15057.891 13636.984 14993.853 13799.079 L 14877.418 14093.798 L 14796.771 14014.927 C 14730.147 13949.771 13785.002 13068.323 13708.699 13000.185 C 13676.987 12971.866 13543.647 12975.007 13538.080 13004.204 C 13534.790 13021.464 13608.892 13216.709 13833.765 13783.277 C 13885.411 13913.398 13927.667 14022.824 13927.667 14026.445 C 13927.667 14030.067 13890.757 13997.006 13845.646 13952.977 C 13608.409 13721.434 13023.036 13204.255 13011.385 13215.906 C 13009.129 13218.162 12979.817 13193.449 12946.246 13160.991 C 12874.976 13092.082 12779.726 13042.341 12655.662 13009.242 C 12571.093 12986.680 12549.584 12985.777 12096.750 12985.777 L 11625.791 12985.777 L 11623.118 14898.651 L 11620.445 16811.526 L 11771.287 16931.370 C 12200.402 17272.305 13093.278 17965.453 13233.172 18066.245 C 13273.208 18095.092 13318.452 18129.259 13333.713 18142.171 C 13348.975 18155.084 13366.229 18165.800 13372.056 18165.984 C 13377.883 18166.164 14182.389 17366.570 15159.846 16389.100 L 15159.843 16389.100 ZM 11424.708 11319.096 C 11109.965 11273.632 10887.012 11069.359 10800.888 10747.541 C 10753.813 10571.636 10751.002 10485.050 10755.192 9339.818 C 10759.018 8294.373 10759.716 8263.060 10781.278 8170.360 C 10859.876 7832.438 11025.308 7639.511 11313.583 7549.585 C 11382.422 7528.112 11414.733 7524.822 11557.000 7524.803 C 11746.198 7524.782 11809.619 7537.735 11943.291 7603.722 C 12144.172 7702.886 12267.799 7864.503 12337.846 8119.522 L 12366.345 8223.277 L 12369.672 9371.568 C 12373.259 10609.823 12372.803 10622.216 12317.369 10792.875 C 12231.627 11056.843 12049.517 11232.505 11793.452 11298.243 C 11698.744 11322.557 11519.026 11332.720 11424.708 11319.096 ZM 11768.666 11122.554 C 11958.615 11064.862 12067.801 10942.079 12141.127 10703.714 L 12165.128 10625.693 L 12168.449 9466.818 C 12170.732 8669.810 12168.179 8286.463 12160.312 8239.152 C 12133.661 8079.133 12065.336 7929.921 11977.041 7838.916 C 11924.165 7784.417 11808.962 7726.598 11721.743 7710.786 C 11687.205 7704.525 11611.005 7699.472 11552.410 7699.558 C 11297.234 7699.933 11144.101 7787.606 11048.719 7987.937 C 11000.202 8089.837 10978.571 8167.739 10964.270 8292.068 C 10949.852 8417.429 10950.382 10440.331 10964.864 10557.179 C 10970.978 10606.504 10983.198 10675.435 10992.019 10710.360 C 11014.598 10799.750 11081.763 10934.633 11132.262 10992.003 C 11187.313 11054.545 11303.067 11115.748 11402.105 11134.681 C 11497.801 11152.974 11689.377 11146.636 11768.666 11122.554 L 11768.666 11122.554 ZM 15531.041 11319.096 C 15216.299 11273.632 14993.346 11069.359 14907.221 10747.541 C 14860.146 10571.636 14857.335 10485.050 14861.526 9339.818 C 14865.351 8294.373 14866.050 8263.060 14887.611 8170.360 C 14966.209 7832.438 15131.641 7639.511 15419.916 7549.585 C 15488.755 7528.112 15521.067 7524.822 15663.333 7524.803 C 15852.531 7524.782 15915.953 7537.735 16049.625 7603.722 C 16250.506 7702.886 16374.133 7864.503 16444.180 8119.522 L 16472.679 8223.277 L 16476.005 9371.568 C 16479.593 10609.823 16479.137 10622.216 16423.702 10792.875 C 16337.960 11056.843 16155.850 11232.505 15899.786 11298.243 C 15805.077 11322.557 15625.359 11332.720 15531.041 11319.096 ZM 15875.000 11122.554 C 16064.948 11064.862 16174.135 10942.079 16247.460 10703.714 L 16271.461 10625.693 L 16274.782 9466.818 C 16277.065 8669.810 16274.542 8286.463 16266.646 8239.152 C 16239.995 8079.133 16171.669 7929.921 16083.375 7838.916 C 16030.498 7784.417 15915.295 7726.598 15828.076 7710.786 C 15793.538 7704.525 15717.338 7699.472 15658.743 7699.558 C 15403.567 7699.933 15250.434 7787.606 15155.053 7987.937 C 15106.535 8089.837 15084.904 8167.739 15070.604 8292.068 C 15056.185 8417.429 15056.715 10440.331 15071.195 10557.179 C 15077.308 10606.504 15089.528 10675.435 15098.350 10710.360 C 15120.928 10799.750 15188.093 10934.633 15238.593 10992.003 C 15293.643 11054.545 15409.397 11115.748 15508.436 11134.681 C 15604.132 11152.974 15795.708 11146.636 15874.996 11122.554 L 15875.000 11122.554 ZM 8678.333 9423.806 L 8678.333 7549.876 L 9157.229 7553.745 C 9610.405 7557.405 9640.582 7558.853 9719.119 7580.698 C 9922.475 7637.263 10048.360 7738.491 10131.794 7912.544 C 10213.524 8083.041 10233.878 8209.256 10234.003 8546.346 C 10234.033 8665.826 10229.215 8803.938 10223.267 8853.262 C 10186.050 9161.824 10041.368 9358.259 9786.100 9446.807 C 9690.306 9480.036 9690.370 9479.992 9698.744 9506.375 C 9702.948 9519.624 9723.264 9531.019 9759.011 9540.181 C 9920.999 9581.697 10072.690 9703.617 10142.090 9848.076 C 10220.998 10012.327 10225.128 10046.499 10234.161 10609.818 C 10242.122 11106.256 10245.767 11154.859 10282.005 11247.678 C 10290.573 11269.624 10297.583 11289.865 10297.583 11292.658 C 10297.583 11295.451 10254.843 11297.735 10202.605 11297.735 C 10108.139 11297.735 10107.539 11297.555 10091.485 11266.520 C 10044.066 11174.822 10040.523 11134.748 10032.953 10604.527 C 10026.254 10135.358 10024.009 10090.335 10003.584 10015.521 C 9958.305 9849.672 9878.165 9746.329 9743.375 9679.972 C 9618.166 9618.332 9509.000 9603.142 9175.750 9600.990 L 8884.708 9599.109 L 8881.999 10448.421 L 8879.290 11297.734 L 8778.811 11297.734 L 8678.333 11297.734 L 8678.333 9423.806 ZM 9573.884 9397.934 C 9761.392 9366.080 9891.844 9276.898 9960.103 9133.901 C 10020.643 9007.076 10027.783 8946.580 10026.982 8567.235 C 10026.307 8247.618 10024.618 8217.285 10003.108 8138.610 C 9939.838 7907.195 9825.559 7789.614 9621.976 7746.465 C 9569.834 7735.414 9463.894 7731.471 9215.437 7731.335 L 8879.417 7731.155 L 8879.417 8572.530 L 8879.417 9413.905 L 9179.655 9413.905 C 9398.719 9413.905 9505.306 9409.588 9573.884 9397.938 L 9573.884 9397.934 ZM 12837.583 9424.732 L 12837.583 7549.888 L 13321.771 7553.744 C 13782.533 7557.412 13810.054 7558.732 13890.625 7581.031 C 13937.191 7593.918 14001.485 7617.142 14033.500 7632.638 C 14104.116 7666.821 14218.555 7779.256 14257.884 7853.092 C 14334.331 7996.615 14368.276 8223.641 14358.334 8524.902 C 14351.824 8722.162 14341.843 8796.018 14306.842 8905.902 C 14248.231 9089.906 14146.773 9189.072 13954.125 9250.649 C 13891.475 9270.674 13880.041 9277.991 13880.041 9298.055 C 13880.041 9318.164 13890.094 9324.532 13945.991 9339.833 C 14055.416 9369.787 14149.245 9422.201 14219.255 9492.482 C 14317.090 9590.697 14374.753 9711.836 14408.600 9890.267 C 14431.515 10011.062 14431.999 10535.637 14409.314 10665.710 C 14365.495 10916.986 14244.533 11106.073 14067.112 11200.638 C 14031.205 11219.776 13955.375 11247.902 13898.600 11263.140 C 13795.864 11290.713 13793.092 11290.866 13316.477 11295.211 L 12837.582 11299.576 L 12837.583 9424.732 ZM 13847.715 11091.887 C 14048.557 11033.977 14157.129 10907.256 14204.609 10675.334 C 14223.673 10582.212 14225.211 10540.646 14221.322 10223.527 C 14217.813 9937.331 14213.812 9862.812 14199.163 9810.777 C 14140.785 9603.403 14026.153 9494.076 13802.746 9432.703 C 13728.075 9412.189 13693.088 9410.254 13382.625 9409.468 L 13043.958 9408.610 L 13041.222 10249.985 C 13039.719 10712.741 13040.922 11097.775 13043.931 11105.617 C 13052.753 11128.726 13761.965 11116.612 13847.715 11091.887 L 13847.715 11091.887 ZM 13791.872 9194.007 C 13942.850 9152.679 14032.466 9086.859 14088.267 8976.319 C 14145.249 8863.438 14154.322 8794.895 14154.322 8477.277 C 14154.322 8161.611 14145.196 8091.565 14088.201 7969.771 C 14047.666 7883.150 14004.956 7836.700 13928.249 7795.816 C 13820.867 7738.582 13760.994 7731.541 13379.979 7731.335 L 13038.666 7731.155 L 13038.666 8478.280 L 13038.666 9225.404 L 13374.687 9220.816 C 13674.318 9216.725 13719.498 9213.822 13791.872 9194.010 L 13791.872 9194.007 ZM 17597.468 9517.089 L 17594.792 7736.443 L 17205.854 7733.665 L 16816.917 7730.890 L 16816.917 7641.063 L 16816.917 7551.235 L 17690.042 7551.235 L 18563.167 7551.235 L 18563.167 7641.193 L 18563.167 7731.151 L 18182.167 7731.151 L 17801.167 7731.151 L 17801.167 9514.443 L 17801.167 11297.735 L 17700.656 11297.735 L 17600.145 11297.735 L 17597.468 9517.089 Z">
              <!-- 198 nodes -->
            </draw:path>
            <draw:path id="path335" draw:style-name="style33" draw:layer="layout" svg:x="7.555cm" svg:y="9.539cm" svg:width="5.043cm" svg:height="4.864cm" svg:viewBox="0.0 0.0 5042.862 4864.326" svg:d="M 16545.550 23916.455 C 16528.088 23902.511 16442.363 23837.663 16355.050 23772.347 C 16133.448 23606.573 15587.758 23181.236 15587.758 23174.283 C 15587.758 23171.121 15617.524 23191.932 15653.904 23220.530 C 15904.811 23417.759 16322.828 23734.803 16365.192 23760.003 C 16377.076 23767.073 16396.310 23773.026 16407.932 23773.233 C 16421.991 23773.473 16630.505 23572.562 17030.850 23173.003 C 17371.462 22833.060 17634.817 22578.141 17637.662 22585.628 C 17641.051 22594.547 17667.898 22598.857 17720.050 22598.857 C 17811.638 22598.857 17810.259 22600.690 17810.259 22478.948 L 17810.259 22392.520 L 18891.202 21311.538 C 19855.113 20347.593 19971.446 20227.765 19965.678 20204.784 C 19957.846 20173.578 19645.892 19819.682 19137.721 19265.509 C 19039.177 19158.044 18964.458 19073.763 18971.678 19078.217 C 19002.303 19097.107 20049.399 20253.945 20125.827 20353.327 L 20152.879 20388.504 L 18375.685 22165.723 C 17398.228 23143.192 16593.723 23942.685 16587.895 23942.373 C 16582.068 23942.067 16563.013 23930.398 16545.550 23916.455 ZM 15423.717 23052.777 C 15343.157 22987.708 15330.208 22969.640 15405.858 23027.857 C 15464.303 23072.834 15490.766 23097.150 15479.904 23095.896 C 15478.104 23095.686 15452.821 23076.285 15423.717 23052.777 ZM 15227.925 22899.315 C 15172.627 22855.586 15120.240 22812.264 15111.508 22803.044 C 15093.336 22783.854 15246.169 22899.620 15302.008 22947.341 C 15371.574 23006.792 15328.637 22978.958 15227.925 22899.315 ZM 18005.802 19791.628 L 17921.383 19704.316 L 18008.696 19788.734 C 18056.718 19835.164 18096.009 19874.455 18096.009 19876.047 C 18096.009 19883.766 18084.207 19872.721 18005.802 19791.628 ZM 17048.259 19725.482 C 17004.894 19681.826 16971.795 19646.107 16974.705 19646.107 C 16977.615 19646.107 17015.477 19681.826 17058.842 19725.482 C 17102.207 19769.139 17135.306 19804.857 17132.395 19804.857 C 17129.485 19804.857 17091.623 19769.139 17048.259 19725.482 ZM 17831.119 19627.587 L 17762.634 19556.149 L 17834.071 19624.635 C 17900.425 19688.247 17910.346 19699.024 17902.557 19699.024 C 17900.934 19699.024 17868.787 19666.877 17831.119 19627.587 ZM 17661.786 19468.836 L 17593.300 19397.399 L 17664.738 19465.885 C 17704.028 19503.552 17736.175 19535.699 17736.175 19537.322 C 17736.175 19545.112 17725.399 19535.189 17661.786 19468.836 Z">
              <!-- 48 nodes -->
            </draw:path>
            <draw:path id="path333" draw:style-name="style34" draw:layer="layout" svg:x="8.509cm" svg:y="10.345cm" svg:width="3.902cm" svg:height="3.889cm" svg:viewBox="0.0 0.0 3901.781 3889.000" svg:d="M 17319.307 24566.188 C 17285.561 24545.997 17018.000 24344.774 17018.000 24339.585 C 17018.000 24334.393 17060.368 24363.565 17139.708 24423.386 C 17168.812 24445.329 17202.136 24463.304 17213.761 24463.330 C 17227.640 24463.330 17466.535 24231.758 17909.615 23788.718 L 18584.333 23114.062 L 18584.333 23246.357 L 18584.333 23378.653 L 17983.695 23979.223 C 17583.761 24379.109 17375.995 24579.667 17361.924 24579.417 C 17350.301 24579.207 17331.124 24573.258 17319.307 24566.188 ZM 18764.250 23066.347 L 18764.250 22934.042 L 19780.250 21918.083 C 20339.050 21359.305 20796.250 20894.732 20796.250 20885.696 C 20796.250 20876.660 20771.558 20840.932 20741.380 20806.300 C 20711.201 20771.668 20676.808 20731.427 20664.949 20716.875 L 20643.389 20690.417 L 20670.934 20716.875 C 20744.804 20787.833 20913.749 20987.380 20919.563 21010.540 C 20925.480 21034.118 20817.208 21145.695 19845.197 22117.707 L 18764.250 23198.654 L 18764.250 23066.347 Z">
              <!-- 23 nodes -->
            </draw:path>
            <draw:path id="path331" draw:style-name="style35" draw:layer="layout" svg:x="8.012cm" svg:y="9.852cm" svg:width="4.276cm" svg:height="4.266cm" svg:viewBox="0.0 0.0 4275.570 4266.270" svg:d="M 16615.833 23911.074 C 16403.681 23755.098 16023.167 23462.379 16023.167 23455.151 C 16023.167 23452.130 16071.982 23487.285 16131.646 23533.274 C 16315.390 23674.906 16434.891 23758.186 16454.378 23758.186 C 16464.949 23758.186 16822.092 23409.026 17279.809 22951.207 L 18086.609 22144.228 L 18090.464 21921.978 C 18092.585 21799.740 18092.648 21906.889 18090.614 22160.086 L 18086.899 22620.443 L 17412.256 23295.148 C 16964.309 23743.137 16730.490 23969.782 16716.415 23969.642 C 16704.757 23969.522 16659.499 23943.170 16615.843 23911.074 L 16615.833 23911.074 ZM 18262.021 22137.671 C 18258.006 21972.473 18256.393 21765.874 18258.437 21678.561 C 18261.869 21531.940 18262.332 21536.789 18264.493 21742.038 L 18266.833 21964.264 L 19166.416 21064.728 C 19704.476 20526.695 20066.000 20157.395 20066.000 20145.791 C 20066.000 20127.063 19974.309 20016.396 19775.133 19794.728 C 19722.830 19736.519 19688.894 19695.926 19699.720 19704.520 C 19721.367 19721.706 20113.765 20159.310 20227.299 20292.880 C 20266.537 20339.042 20298.684 20383.964 20298.737 20392.707 C 20298.737 20401.450 19842.193 20865.225 19284.077 21423.318 L 18269.321 22438.032 L 18262.021 22137.671 Z">
              <!-- 26 nodes -->
            </draw:path>
            <draw:path id="path329" draw:style-name="style36" draw:layer="layout" svg:x="7.557cm" svg:y="9.525cm" svg:width="4.497cm" svg:height="4.381cm" svg:viewBox="0.0 0.0 4497.200 4380.795" svg:d="M 15902.175 23375.734 C 15764.646 23274.832 15293.633 22911.633 15293.633 22906.486 C 15293.633 22903.678 15332.668 22931.361 15380.376 22968.004 C 15541.791 23091.975 15679.460 23188.083 15695.628 23188.083 C 15704.478 23188.083 16143.791 22755.887 16671.880 22227.646 L 17632.040 21267.208 L 17635.696 21150.792 C 17637.706 21086.762 17637.334 21210.587 17634.871 21425.958 L 17630.390 21817.542 L 16824.517 22624.521 C 16275.564 23174.228 16011.887 23431.275 15997.451 23430.794 C 15985.795 23430.401 15942.921 23405.628 15902.175 23375.734 ZM 15182.508 22827.087 C 15101.948 22762.017 15089.000 22743.949 15164.649 22802.166 C 15223.095 22847.144 15249.558 22871.460 15238.695 22870.205 C 15236.898 22869.995 15211.612 22850.595 15182.508 22827.087 ZM 17812.418 21457.685 C 17812.388 21358.744 17810.258 21223.023 17807.680 21156.083 C 17805.100 21089.144 17805.553 21045.840 17808.682 21059.852 C 17813.728 21082.436 17901.382 20998.328 18580.713 20319.045 C 19002.198 19897.590 19346.944 19545.607 19346.815 19536.861 C 19346.515 19517.728 19240.022 19388.709 19063.525 19193.705 C 18991.989 19114.667 18935.902 19050.000 18938.887 19050.000 C 18945.009 19050.000 19363.819 19513.964 19513.737 19686.827 C 19567.580 19748.910 19611.633 19808.435 19611.633 19819.105 C 19611.633 19830.709 19250.110 20200.009 18712.050 20738.042 L 17812.466 21637.578 L 17812.406 21457.685 L 17812.418 21457.685 ZM 18002.967 19796.125 C 17959.602 19752.469 17926.503 19716.750 17929.413 19716.750 C 17932.323 19716.750 17970.185 19752.469 18013.550 19796.125 C 18056.915 19839.781 18090.014 19875.500 18087.103 19875.500 C 18084.193 19875.500 18046.331 19839.781 18002.967 19796.125 ZM 17007.827 19687.646 L 16939.342 19616.208 L 17010.779 19684.694 C 17050.070 19722.362 17082.217 19754.508 17082.217 19756.132 C 17082.217 19763.921 17071.440 19754.002 17007.827 19687.646 ZM 17812.161 19613.563 L 17743.675 19542.125 L 17815.112 19610.611 C 17881.467 19674.224 17891.388 19685.000 17883.598 19685.000 C 17881.975 19685.000 17849.828 19652.853 17812.161 19613.563 Z">
              <!-- 44 nodes -->
            </draw:path>
            <draw:path id="path327" draw:style-name="style37" draw:layer="layout" svg:x="7.445cm" svg:y="10.180cm" svg:width="1.264cm" svg:height="2.276cm" svg:viewBox="0.0 0.0 1263.920 2275.665" svg:d="M 14889.709 22403.786 C 14889.709 22197.146 14891.128 22112.612 14892.859 22215.932 C 14894.593 22319.251 14894.593 22488.320 14892.859 22591.640 C 14891.128 22694.960 14889.709 22610.425 14889.709 22403.786 ZM 15051.625 21623.286 C 15140.393 21621.516 15285.649 21621.516 15374.417 21623.286 C 15463.184 21625.056 15390.556 21626.505 15213.021 21626.505 C 15035.486 21626.505 14962.857 21625.056 15051.625 21623.286 ZM 15041.042 21475.123 C 15123.989 21473.335 15259.720 21473.335 15342.667 21475.123 C 15425.614 21476.911 15357.748 21478.374 15191.854 21478.374 C 15025.960 21478.374 14958.095 21476.910 15041.042 21475.123 ZM 16148.943 20525.244 C 16148.936 20379.723 16150.428 20318.724 16152.255 20389.690 C 16154.082 20460.657 16154.088 20579.719 16152.266 20654.274 C 16150.445 20728.828 16148.948 20670.765 16148.941 20525.244 L 16148.943 20525.244 Z">
              <!-- 17 nodes -->
            </draw:path>
            <draw:path id="path325" draw:style-name="style38" draw:layer="layout" svg:x="7.652cm" svg:y="9.636cm" svg:width="4.138cm" svg:height="4.027cm" svg:viewBox="0.0 0.0 4138.083 4026.958" svg:d="M 15667.972 23222.479 C 15524.244 23118.537 15303.500 22950.353 15303.500 22944.788 C 15303.500 22942.304 15358.682 22980.551 15426.128 23029.781 C 15493.573 23079.013 15554.286 23119.292 15561.046 23119.292 C 15567.805 23119.292 16047.620 22645.025 16627.302 22065.365 L 17681.268 21011.438 L 17704.176 21074.264 C 17722.650 21124.930 17727.083 21160.439 17727.083 21257.733 L 17727.083 21378.377 L 16766.624 22338.793 C 16238.371 22867.021 15798.944 23299.208 15790.118 23299.208 C 15781.292 23299.208 15726.327 23264.680 15667.972 23222.479 ZM 17906.946 21171.931 C 17906.886 21139.916 18153.818 20499.537 18159.571 20516.798 C 18165.156 20533.553 19240.500 19456.634 19240.500 19434.287 C 19240.500 19424.410 19213.819 19383.912 19181.209 19344.290 L 19121.918 19272.250 L 19202.401 19356.917 C 19310.625 19470.766 19441.583 19630.708 19441.583 19649.033 C 19441.583 19657.204 19096.302 20009.145 18674.292 20431.125 C 18053.010 21052.361 17906.990 21193.333 17906.946 21171.931 ZM 17807.590 20880.051 C 17798.234 20855.669 17800.024 20846.851 17810.857 20863.959 C 17817.992 20875.229 17825.664 20868.927 17843.067 20837.501 C 17855.630 20814.813 17862.762 20805.775 17858.914 20817.417 C 17831.308 20900.941 17820.615 20913.992 17807.590 20880.051 ZM 18070.821 19888.729 L 17975.791 19790.833 L 18073.688 19885.863 C 18164.611 19974.124 18176.401 19986.625 18168.717 19986.625 C 18167.142 19986.625 18123.087 19942.572 18070.821 19888.729 Z">
              <!-- 31 nodes -->
            </draw:path>
            <draw:path id="path323" draw:style-name="style39" draw:layer="layout" svg:x="7.662cm" svg:y="9.571cm" svg:width="3.926cm" svg:height="3.913cm" svg:viewBox="0.0 0.0 3926.417 3912.660" svg:d="M 15442.343 22968.516 C 15377.621 22921.678 15324.667 22880.873 15324.667 22877.836 C 15324.667 22874.800 15338.499 22882.165 15355.405 22894.203 C 15372.310 22906.241 15390.178 22916.090 15395.111 22916.090 C 15400.044 22916.090 15896.449 22423.704 16498.234 21821.897 C 17545.078 20775.017 17592.060 20726.396 17584.792 20697.440 C 17580.614 20680.795 17579.648 20669.627 17582.644 20672.624 C 17588.506 20678.485 17659.370 20868.756 17675.187 20921.101 C 17684.657 20952.441 17672.256 20965.336 16634.384 22003.247 C 16056.671 22580.981 15578.602 23053.673 15572.008 23053.673 C 15565.414 23053.673 15507.065 23015.352 15442.342 22968.516 L 15442.343 22968.516 ZM 17769.613 20680.361 C 17706.541 20531.724 17697.458 20506.652 17722.204 20549.498 L 17739.840 20580.031 L 17896.731 20423.402 C 18013.318 20307.008 18058.186 20254.820 18071.390 20220.246 C 18081.163 20194.657 18090.872 20175.434 18092.967 20177.529 C 18101.863 20186.426 17841.173 20810.007 17828.557 20810.007 C 17826.397 20810.007 17799.872 20751.666 17769.613 20680.361 ZM 18171.583 20452.751 C 18171.583 20445.482 18213.790 20331.200 18265.377 20198.791 C 18316.964 20066.383 18367.658 19935.320 18378.029 19907.542 C 18388.402 19879.763 18398.861 19859.008 18401.273 19861.418 C 18403.685 19863.830 18398.063 19884.176 18388.784 19906.633 C 18375.427 19938.958 18448.061 19871.406 18737.414 19582.398 C 18938.440 19381.610 19102.917 19210.467 19102.917 19202.080 C 19102.917 19193.692 19092.201 19175.039 19079.104 19160.628 C 19066.007 19146.217 19061.291 19137.886 19068.625 19142.114 C 19094.876 19157.249 19251.083 19351.310 19251.083 19368.788 C 19251.083 19378.599 19008.196 19629.478 18711.333 19926.298 C 18414.471 20223.118 18171.583 20460.022 18171.583 20452.751 ZM 17991.361 19743.736 L 17922.875 19672.298 L 17994.313 19740.784 C 18033.603 19778.452 18065.750 19810.598 18065.750 19812.222 C 18065.750 19820.011 18054.974 19810.092 17991.361 19743.736 Z">
              <!-- 37 nodes -->
            </draw:path>
            <draw:path id="path321" draw:style-name="style40" draw:layer="layout" svg:x="7.344cm" svg:y="9.303cm" svg:width="4.097cm" svg:height="4.043cm" svg:viewBox="0.0 0.0 4096.586 4042.833" svg:d="M 14881.170 22511.827 C 14780.442 22436.749 14694.766 22371.691 14690.778 22367.256 C 14676.768 22351.671 14716.016 22377.752 14790.303 22433.391 C 14831.567 22464.297 14874.438 22489.583 14885.571 22489.583 C 14909.358 22489.583 17175.557 20228.262 17176.521 20203.565 C 17177.208 20185.946 17229.862 20315.236 17257.558 20402.549 L 17275.350 20458.639 L 16180.541 21553.486 C 15578.396 22155.652 15080.913 22648.334 15075.022 22648.334 C 15069.131 22648.334 14981.898 22586.906 14881.170 22511.827 ZM 17405.593 20281.791 C 17376.634 20225.730 17313.580 20062.377 17318.861 20057.096 C 17321.726 20054.231 17324.069 20056.217 17324.069 20061.498 C 17324.069 20066.783 17426.463 19968.797 17551.611 19843.750 C 17676.758 19718.704 17779.152 19611.649 17779.152 19605.850 C 17779.152 19600.051 17711.286 19526.580 17628.340 19442.580 L 17477.527 19289.854 L 17670.600 19474.198 C 17776.789 19575.587 17863.705 19664.749 17863.745 19672.337 C 17863.775 19679.924 17834.528 19756.898 17798.727 19843.391 L 17733.636 20000.650 L 17577.514 20156.512 L 17421.392 20312.375 L 17405.593 20281.791 ZM 18100.097 19557.822 C 18194.978 19304.599 18280.584 19092.821 18285.911 19098.148 C 18288.952 19101.189 18366.253 19028.975 18457.690 18937.672 C 18574.044 18821.488 18622.120 18766.583 18617.879 18754.729 C 18614.545 18745.414 18585.990 18708.026 18554.424 18671.646 C 18522.857 18635.266 18499.599 18605.500 18502.739 18605.500 C 18515.423 18605.500 18784.547 18918.860 18784.557 18933.641 C 18784.563 18942.404 18620.316 19113.774 18419.565 19314.463 L 18054.561 19679.351 L 18100.097 19557.822 ZM 16884.577 19565.938 L 16810.777 19489.208 L 16887.506 19563.008 C 16929.707 19603.598 16964.235 19638.126 16964.235 19639.737 C 16964.235 19647.500 16953.122 19637.202 16884.577 19565.938 Z">
              <!-- 39 nodes -->
            </draw:path>
            <draw:path id="path319" draw:style-name="style41" draw:layer="layout" svg:x="7.354cm" svg:y="9.296cm" svg:width="3.920cm" svg:height="3.891cm" svg:viewBox="0.0 0.0 3919.902 3890.713" svg:d="M 14790.005 22419.557 L 14707.035 22356.988 L 14752.964 22353.687 L 14798.893 22350.386 L 14801.812 22239.261 L 14804.731 22128.136 L 15931.382 21001.011 C 16934.129 19997.842 17057.410 19870.976 17052.362 19847.428 C 17047.723 19825.781 17049.467 19826.932 17061.958 19853.752 C 17087.109 19907.762 17185.436 20181.650 17185.436 20197.699 C 17185.436 20222.279 14918.458 22482.719 14894.125 22482.401 C 14882.494 22482.251 14835.640 22453.970 14790.007 22419.557 L 14790.005 22419.557 ZM 17326.753 20046.553 C 17320.933 20038.899 17289.436 19968.342 17256.759 19889.761 C 17191.244 19732.208 17178.400 19697.606 17192.805 19717.470 C 17199.424 19726.597 17252.850 19679.640 17374.871 19557.451 C 17565.776 19366.283 17564.872 19368.126 17496.964 19308.502 C 17476.775 19290.776 17445.207 19258.335 17426.814 19236.413 C 17408.420 19214.490 17482.316 19284.611 17591.028 19392.237 C 17699.739 19499.864 17788.684 19592.774 17788.684 19598.705 C 17788.684 19604.635 17687.131 19710.959 17563.009 19834.979 C 17391.128 20006.722 17334.812 20057.153 17326.753 20046.553 ZM 16798.894 19474.365 L 16714.476 19387.053 L 16801.788 19471.471 C 16849.810 19517.901 16889.101 19557.192 16889.101 19558.784 C 16889.101 19566.503 16877.300 19555.458 16798.894 19474.365 ZM 17243.359 19061.615 L 17169.559 18984.886 L 17246.288 19058.686 C 17288.489 19099.275 17323.018 19133.804 17323.018 19135.415 C 17323.018 19143.178 17311.904 19132.880 17243.359 19061.615 ZM 18296.684 19089.164 C 18296.684 19067.870 18484.501 18594.178 18493.914 18591.731 C 18504.386 18589.010 18615.898 18719.321 18626.483 18746.651 C 18631.758 18760.269 18591.856 18806.315 18465.087 18932.898 C 18372.465 19025.384 18296.684 19095.704 18296.684 19089.164 Z">
              <!-- 38 nodes -->
            </draw:path>
            <draw:path id="path317" draw:style-name="style42" draw:layer="layout" svg:x="7.445cm" svg:y="9.378cm" svg:width="1.423cm" svg:height="2.402cm" svg:viewBox="0.0 0.0 1423.005 2401.568" svg:d="M 14889.026 21030.341 C 14889.026 20916.835 14890.583 20870.401 14892.486 20927.154 C 14894.388 20983.907 14894.388 21076.776 14892.486 21133.529 C 14890.584 21190.282 14889.026 21143.847 14889.026 21030.341 ZM 14889.665 19718.008 C 14889.665 19191.222 14890.955 18975.719 14892.530 19239.112 C 14894.105 19502.505 14894.105 19933.511 14892.530 20196.904 C 14890.955 20460.296 14889.665 20244.793 14889.665 19718.008 ZM 16307.373 19723.300 C 16307.379 19571.958 16308.867 19511.517 16310.676 19588.987 C 16312.488 19666.456 16312.482 19790.281 16310.665 19864.154 C 16308.847 19938.026 16307.367 19874.641 16307.373 19723.300 L 16307.373 19723.300 ZM 15315.866 18757.622 C 15369.709 18755.702 15457.815 18755.702 15511.657 18757.622 C 15565.500 18759.542 15521.447 18761.115 15413.762 18761.115 C 15306.076 18761.115 15262.023 18759.543 15315.866 18757.622 Z">
              <!-- 17 nodes -->
            </draw:path>
            <draw:path id="path315" draw:style-name="style43" draw:layer="layout" svg:x="7.451cm" svg:y="9.437cm" svg:width="2.741cm" svg:height="3.395cm" svg:viewBox="0.0 0.0 2741.083 3394.888" svg:d="M 14901.334 21989.168 L 14901.334 21708.665 L 15319.020 21291.079 C 15597.563 21012.602 15732.418 20870.768 15723.832 20865.312 C 15715.378 20859.940 15718.497 20857.076 15732.917 20856.969 C 15768.913 20856.699 15903.637 20807.207 15968.234 20770.515 C 16046.039 20726.322 16147.184 20624.791 16192.017 20545.879 C 16211.460 20511.657 16240.771 20442.601 16257.154 20392.420 C 16273.537 20342.239 16287.123 20305.915 16287.346 20311.699 C 16287.991 20328.480 16922.728 19689.200 16922.956 19671.540 C 16923.076 19662.772 16847.760 19581.780 16755.604 19491.557 C 16663.447 19401.334 16624.063 19360.633 16668.085 19401.109 C 16712.107 19441.586 16824.325 19548.945 16917.458 19639.684 L 17086.792 19804.665 L 17122.089 19909.141 L 17157.387 20013.617 L 16029.360 21141.643 L 14901.334 22269.670 L 14901.334 21989.168 ZM 17290.306 19860.337 C 17166.479 19561.497 17124.687 19455.426 17129.050 19451.063 C 17132.002 19448.111 17134.417 19452.359 17134.417 19460.500 C 17134.417 19468.642 17184.146 19425.744 17244.927 19365.170 C 17343.814 19266.619 17354.204 19252.730 17343.707 19233.118 C 17337.256 19221.063 17255.379 19135.506 17161.760 19042.991 L 16991.542 18874.781 L 17197.239 19069.399 C 17515.346 19370.371 17642.417 19497.191 17642.417 19513.701 C 17642.417 19537.393 17297.279 19877.164 17290.306 19860.337 Z">
              <!-- 29 nodes -->
            </draw:path>
            <draw:path id="path313" draw:style-name="style44" draw:layer="layout" svg:x="7.451cm" svg:y="9.316cm" svg:width="2.446cm" svg:height="2.955cm" svg:viewBox="0.0 0.0 2445.669 2955.268" svg:d="M 14901.334 21254.206 L 14901.334 20921.129 L 14977.798 20844.151 L 15054.262 20767.173 L 15317.083 20767.173 C 15461.635 20767.173 15613.333 20761.986 15654.190 20755.647 C 15695.047 20749.309 15730.301 20745.946 15732.531 20748.176 C 15734.760 20750.405 15548.653 20940.116 15318.959 21169.756 L 14901.334 21587.281 L 14901.334 21254.206 ZM 15679.208 20142.757 C 15935.275 19886.640 16146.722 19677.090 16149.089 19677.090 C 16160.305 19677.090 16139.120 20041.330 16123.543 20116.298 C 16102.404 20218.038 16047.893 20340.275 15994.731 20405.152 C 15882.000 20542.726 15672.591 20608.319 15345.879 20608.394 L 15213.632 20608.394 L 15679.208 20142.727 L 15679.208 20142.757 ZM 16292.776 20159.246 C 16310.995 20054.816 16319.138 19919.892 16319.312 19719.570 L 16319.492 19502.759 L 16454.429 19367.427 L 16589.367 19232.095 L 16457.075 19104.082 L 16324.784 18976.069 L 16483.534 19119.210 C 16717.311 19330.003 16923.268 19531.972 16922.988 19550.156 C 16922.838 19558.924 16779.360 19708.943 16604.116 19883.531 C 16299.454 20187.053 16285.809 20199.136 16292.768 20159.246 L 16292.776 20159.246 ZM 17057.562 19156.547 C 16939.339 18871.555 16932.044 18851.759 16947.407 18857.655 C 16954.777 18860.484 16971.703 18851.200 16985.019 18837.025 C 17015.708 18804.358 17009.989 18793.025 16918.489 18705.189 C 16880.086 18668.325 16848.667 18635.572 16848.667 18632.404 C 16848.667 18616.696 17326.444 19079.476 17343.899 19112.092 C 17354.140 19131.227 17343.209 19145.838 17246.704 19242.016 L 17137.969 19350.380 L 17057.562 19156.547 Z">
              <!-- 39 nodes -->
            </draw:path>
            <draw:path id="path311" draw:style-name="style45" draw:layer="layout" svg:x="7.451cm" svg:y="9.336cm" svg:width="2.102cm" svg:height="2.264cm" svg:viewBox="0.0 0.0 2101.610 2263.521" svg:d="M 14901.332 20861.062 L 14901.332 20786.979 L 14977.777 20786.979 L 15054.223 20786.979 L 14980.707 20861.062 C 14940.273 20901.808 14905.873 20935.146 14904.262 20935.146 C 14902.651 20935.146 14901.331 20901.808 14901.331 20861.062 L 14901.332 20861.062 ZM 14901.332 20572.633 L 14901.332 20517.035 L 15514.742 19903.695 C 15852.117 19566.357 16130.722 19292.924 16133.864 19296.067 C 16137.006 19299.209 16142.725 19388.704 16146.574 19494.945 L 16153.571 19688.110 L 15683.600 20158.169 L 15213.629 20628.229 L 15057.481 20628.229 L 14901.332 20628.229 L 14901.332 20572.633 ZM 16315.285 19398.801 C 16311.200 19332.830 16301.569 19246.020 16293.883 19205.889 L 16279.909 19132.924 L 16315.579 19101.605 C 16335.197 19084.380 16351.249 19064.098 16351.249 19056.534 C 16351.249 19048.971 16328.469 19019.698 16300.626 18991.485 C 16234.081 18924.052 16284.745 18967.300 16439.522 19110.052 C 16508.446 19173.620 16568.887 19233.195 16573.835 19242.441 C 16580.766 19255.391 16552.960 19289.052 16452.771 19389.000 L 16322.711 19518.749 L 16315.285 19398.801 ZM 16933.459 18855.854 C 16927.995 18841.485 16909.063 18795.742 16891.387 18754.204 C 16873.711 18712.665 16859.248 18675.755 16859.248 18672.181 C 16859.248 18662.205 16986.337 18789.385 16998.507 18811.540 C 17006.854 18826.737 17003.932 18836.698 16985.311 18856.519 C 16955.159 18888.614 16945.869 18888.495 16933.459 18855.853 L 16933.459 18855.854 Z">
              <!-- 37 nodes -->
            </draw:path>
            <draw:path id="path309" draw:style-name="style46" draw:layer="layout" svg:x="7.451cm" svg:y="9.378cm" svg:width="1.450cm" svg:height="1.803cm" svg:viewBox="0.0 0.0 1449.917 1803.202" svg:d="M 14901.334 20310.677 L 14901.334 20062.017 L 15447.599 19515.677 L 15993.863 18969.336 L 15958.244 18927.180 C 15938.654 18903.994 15945.584 18909.324 15973.645 18939.024 C 16038.988 19008.186 16090.838 19116.483 16114.873 19234.004 L 16133.854 19326.815 L 15517.594 19943.076 L 14901.334 20559.336 L 14901.334 20310.677 ZM 16261.949 19106.796 C 16251.453 19073.326 16231.197 19022.814 16216.935 18994.547 C 16191.950 18945.027 16191.824 18943.727 16213.468 18958.887 C 16255.902 18988.609 16351.250 19084.689 16351.250 19097.727 C 16351.250 19110.117 16297.938 19167.650 16286.458 19167.650 C 16283.473 19167.650 16272.445 19140.266 16261.949 19106.796 ZM 14983.857 18757.602 C 15032.155 18755.637 15108.355 18755.646 15153.190 18757.623 C 15198.025 18759.603 15158.509 18761.210 15065.375 18761.196 C 14972.242 18761.186 14935.558 18759.564 14983.857 18757.599 L 14983.857 18757.602 Z">
              <!-- 22 nodes -->
            </draw:path>
            <draw:path id="path307" draw:style-name="style47" draw:layer="layout" svg:x="7.451cm" svg:y="9.387cm" svg:width="1.079cm" svg:height="1.296cm" svg:viewBox="0.0 0.0 1079.434 1296.377" svg:d="M 14901.334 19716.641 L 14901.334 19362.067 L 15195.091 19068.450 L 15488.848 18774.833 L 15552.278 18775.013 C 15640.978 18775.283 15744.896 18799.325 15818.083 18836.541 C 15883.043 18869.573 15963.511 18932.962 15980.294 18964.322 C 15988.390 18979.448 15895.861 19076.824 15445.709 19526.913 L 14901.334 20071.210 L 14901.334 19716.641 Z">
              <!-- 10 nodes -->
            </draw:path>
            <draw:path id="path305" draw:style-name="style48" draw:layer="layout" svg:x="7.451cm" svg:y="9.387cm" svg:width="0.587cm" svg:height="0.582cm" svg:viewBox="0.0 0.0 587.230 582.083" svg:d="M 14901.334 19065.875 L 14901.334 18774.833 L 15194.949 18774.833 L 15488.564 18774.833 L 15197.667 19065.875 C 15037.673 19225.948 14905.547 19356.917 14904.052 19356.917 C 14902.558 19356.917 14901.334 19225.948 14901.334 19065.875 Z">
              <!-- 7 nodes -->
            </draw:path>
          </draw:g>
          <!-- id="g303" --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hu Jan 04 13:15:21 2024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dfdfd" draw:stroke="none"/>
    </style:style>
    <style:style style:name="style1" style:family="graphic" style:parent-style-name="standard">
      <style:graphic-properties draw:fill="solid" draw:fill-color="#f4f8fb" draw:stroke="none"/>
    </style:style>
    <style:style style:name="style2" style:family="graphic" style:parent-style-name="standard">
      <style:graphic-properties draw:fill="solid" draw:fill-color="#eaf3fa" draw:stroke="none"/>
    </style:style>
    <style:style style:name="style3" style:family="graphic" style:parent-style-name="standard">
      <style:graphic-properties draw:fill="solid" draw:fill-color="#dcecf8" draw:stroke="none"/>
    </style:style>
    <style:style style:name="style4" style:family="graphic" style:parent-style-name="standard">
      <style:graphic-properties draw:fill="solid" draw:fill-color="#daeaf5" draw:stroke="none"/>
    </style:style>
    <style:style style:name="style5" style:family="graphic" style:parent-style-name="standard">
      <style:graphic-properties draw:fill="solid" draw:fill-color="#d0e6f4" draw:stroke="none"/>
    </style:style>
    <style:style style:name="style6" style:family="graphic" style:parent-style-name="standard">
      <style:graphic-properties draw:fill="solid" draw:fill-color="#c6e1f3" draw:stroke="none"/>
    </style:style>
    <style:style style:name="style7" style:family="graphic" style:parent-style-name="standard">
      <style:graphic-properties draw:fill="solid" draw:fill-color="#c3def0" draw:stroke="none"/>
    </style:style>
    <style:style style:name="style8" style:family="graphic" style:parent-style-name="standard">
      <style:graphic-properties draw:fill="solid" draw:fill-color="#b7d9f0" draw:stroke="none"/>
    </style:style>
    <style:style style:name="style9" style:family="graphic" style:parent-style-name="standard">
      <style:graphic-properties draw:fill="solid" draw:fill-color="#b6d4e8" draw:stroke="none"/>
    </style:style>
    <style:style style:name="style10" style:family="graphic" style:parent-style-name="standard">
      <style:graphic-properties draw:fill="solid" draw:fill-color="#a8d2ed" draw:stroke="none"/>
    </style:style>
    <style:style style:name="style11" style:family="graphic" style:parent-style-name="standard">
      <style:graphic-properties draw:fill="solid" draw:fill-color="#a4cce7" draw:stroke="none"/>
    </style:style>
    <style:style style:name="style12" style:family="graphic" style:parent-style-name="standard">
      <style:graphic-properties draw:fill="solid" draw:fill-color="#98c9ea" draw:stroke="none"/>
    </style:style>
    <style:style style:name="style13" style:family="graphic" style:parent-style-name="standard">
      <style:graphic-properties draw:fill="solid" draw:fill-color="#a3c5dd" draw:stroke="none"/>
    </style:style>
    <style:style style:name="style14" style:family="graphic" style:parent-style-name="standard">
      <style:graphic-properties draw:fill="solid" draw:fill-color="#98c1dd" draw:stroke="none"/>
    </style:style>
    <style:style style:name="style15" style:family="graphic" style:parent-style-name="standard">
      <style:graphic-properties draw:fill="solid" draw:fill-color="#89c2e8" draw:stroke="none"/>
    </style:style>
    <style:style style:name="style16" style:family="graphic" style:parent-style-name="standard">
      <style:graphic-properties draw:fill="solid" draw:fill-color="#83bee5" draw:stroke="none"/>
    </style:style>
    <style:style style:name="style17" style:family="graphic" style:parent-style-name="standard">
      <style:graphic-properties draw:fill="solid" draw:fill-color="#8bb9d9" draw:stroke="none"/>
    </style:style>
    <style:style style:name="style18" style:family="graphic" style:parent-style-name="standard">
      <style:graphic-properties draw:fill="solid" draw:fill-color="#77b9e5" draw:stroke="none"/>
    </style:style>
    <style:style style:name="style19" style:family="graphic" style:parent-style-name="standard">
      <style:graphic-properties draw:fill="solid" draw:fill-color="#6bb3e3" draw:stroke="none"/>
    </style:style>
    <style:style style:name="style20" style:family="graphic" style:parent-style-name="standard">
      <style:graphic-properties draw:fill="solid" draw:fill-color="#74abd2" draw:stroke="none"/>
    </style:style>
    <style:style style:name="style21" style:family="graphic" style:parent-style-name="standard">
      <style:graphic-properties draw:fill="solid" draw:fill-color="#61aee1" draw:stroke="none"/>
    </style:style>
    <style:style style:name="style22" style:family="graphic" style:parent-style-name="standard">
      <style:graphic-properties draw:fill="solid" draw:fill-color="#66a9d6" draw:stroke="none"/>
    </style:style>
    <style:style style:name="style23" style:family="graphic" style:parent-style-name="standard">
      <style:graphic-properties draw:fill="solid" draw:fill-color="#57a8e0" draw:stroke="none"/>
    </style:style>
    <style:style style:name="style24" style:family="graphic" style:parent-style-name="standard">
      <style:graphic-properties draw:fill="solid" draw:fill-color="#53a5dc" draw:stroke="none"/>
    </style:style>
    <style:style style:name="style25" style:family="graphic" style:parent-style-name="standard">
      <style:graphic-properties draw:fill="solid" draw:fill-color="#659ec5" draw:stroke="none"/>
    </style:style>
    <style:style style:name="style26" style:family="graphic" style:parent-style-name="standard">
      <style:graphic-properties draw:fill="solid" draw:fill-color="#49a1dd" draw:stroke="none"/>
    </style:style>
    <style:style style:name="style27" style:family="graphic" style:parent-style-name="standard">
      <style:graphic-properties draw:fill="solid" draw:fill-color="#439edc" draw:stroke="none"/>
    </style:style>
    <style:style style:name="style28" style:family="graphic" style:parent-style-name="standard">
      <style:graphic-properties draw:fill="solid" draw:fill-color="#5799c7" draw:stroke="none"/>
    </style:style>
    <style:style style:name="style29" style:family="graphic" style:parent-style-name="standard">
      <style:graphic-properties draw:fill="solid" draw:fill-color="#3a9ada" draw:stroke="none"/>
    </style:style>
    <style:style style:name="style30" style:family="graphic" style:parent-style-name="standard">
      <style:graphic-properties draw:fill="solid" draw:fill-color="#3698da" draw:stroke="none"/>
    </style:style>
    <style:style style:name="style31" style:family="graphic" style:parent-style-name="standard">
      <style:graphic-properties draw:fill="solid" draw:fill-color="#4794c9" draw:stroke="none"/>
    </style:style>
    <style:style style:name="style32" style:family="graphic" style:parent-style-name="standard">
      <style:graphic-properties draw:fill="solid" draw:fill-color="#3496d9" draw:stroke="none"/>
    </style:style>
    <style:style style:name="style33" style:family="graphic" style:parent-style-name="standard">
      <style:graphic-properties draw:fill="solid" draw:fill-color="#3395d8" draw:stroke="none"/>
    </style:style>
    <style:style style:name="style34" style:family="graphic" style:parent-style-name="standard">
      <style:graphic-properties draw:fill="solid" draw:fill-color="#3294d6" draw:stroke="none"/>
    </style:style>
    <style:style style:name="style35" style:family="graphic" style:parent-style-name="standard">
      <style:graphic-properties draw:fill="solid" draw:fill-color="#3292d4" draw:stroke="none"/>
    </style:style>
    <style:style style:name="style36" style:family="graphic" style:parent-style-name="standard">
      <style:graphic-properties draw:fill="solid" draw:fill-color="#3190d1" draw:stroke="none"/>
    </style:style>
    <style:style style:name="style37" style:family="graphic" style:parent-style-name="standard">
      <style:graphic-properties draw:fill="solid" draw:fill-color="#468dbd" draw:stroke="none"/>
    </style:style>
    <style:style style:name="style38" style:family="graphic" style:parent-style-name="standard">
      <style:graphic-properties draw:fill="solid" draw:fill-color="#308ecd" draw:stroke="none"/>
    </style:style>
    <style:style style:name="style39" style:family="graphic" style:parent-style-name="standard">
      <style:graphic-properties draw:fill="solid" draw:fill-color="#308cca" draw:stroke="none"/>
    </style:style>
    <style:style style:name="style40" style:family="graphic" style:parent-style-name="standard">
      <style:graphic-properties draw:fill="solid" draw:fill-color="#2e8ac8" draw:stroke="none"/>
    </style:style>
    <style:style style:name="style41" style:family="graphic" style:parent-style-name="standard">
      <style:graphic-properties draw:fill="solid" draw:fill-color="#2e88c5" draw:stroke="none"/>
    </style:style>
    <style:style style:name="style42" style:family="graphic" style:parent-style-name="standard">
      <style:graphic-properties draw:fill="solid" draw:fill-color="#3785b9" draw:stroke="none"/>
    </style:style>
    <style:style style:name="style43" style:family="graphic" style:parent-style-name="standard">
      <style:graphic-properties draw:fill="solid" draw:fill-color="#2d85c1" draw:stroke="none"/>
    </style:style>
    <style:style style:name="style44" style:family="graphic" style:parent-style-name="standard">
      <style:graphic-properties draw:fill="solid" draw:fill-color="#2c81bc" draw:stroke="none"/>
    </style:style>
    <style:style style:name="style45" style:family="graphic" style:parent-style-name="standard">
      <style:graphic-properties draw:fill="solid" draw:fill-color="#2a7eb8" draw:stroke="none"/>
    </style:style>
    <style:style style:name="style46" style:family="graphic" style:parent-style-name="standard">
      <style:graphic-properties draw:fill="solid" draw:fill-color="#2a7db5" draw:stroke="none"/>
    </style:style>
    <style:style style:name="style47" style:family="graphic" style:parent-style-name="standard">
      <style:graphic-properties draw:fill="solid" draw:fill-color="#297ab1" draw:stroke="none"/>
    </style:style>
    <style:style style:name="style48" style:family="graphic" style:parent-style-name="standard">
      <style:graphic-properties draw:fill="solid" draw:fill-color="#2878ae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hu Jan 04 13:15:21 2024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2.2 (732a01da63, 2022-12-09)</meta:generator>
    <meta:initial-creator>Inkscape.org - 1.2.2 (732a01da63, 2022-12-09)</meta:initial-creator>
    <meta:creation-date>2024-01-04 13:15:21</meta:creation-date>
    <dc:date>2024-01-04 13:15:21</dc:date>
  </office:meta>
</office:document-meta>
</file>